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3"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4"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5"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16"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1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18"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32"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3"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34" style:family="paragraph" style:parent-style-name="Heading_20_4">
      <style:paragraph-properties fo:margin-top="0.494cm" fo:margin-bottom="0.141cm" style:contextual-spacing="false" fo:line-height="138%" style:writing-mode="lr-tb"/>
    </style:style>
    <style:style style:name="P35" style:family="paragraph" style:parent-style-name="Heading_20_4">
      <style:paragraph-properties fo:margin-top="0.494cm" fo:margin-bottom="0.141cm" style:contextual-spacing="false" fo:line-height="138%" fo:break-before="page" style:writing-mode="lr-tb"/>
    </style:style>
    <style:style style:name="P36" style:family="paragraph" style:parent-style-name="Heading_20_4">
      <style:paragraph-properties fo:margin-top="0.423cm" fo:margin-bottom="0.247cm" style:contextual-spacing="false" fo:line-height="138%" style:writing-mode="lr-tb"/>
    </style:style>
    <style:style style:name="P37" style:family="paragraph" style:parent-style-name="Text_20_body">
      <style:paragraph-properties fo:margin-top="0.423cm" fo:margin-bottom="0.247cm" style:contextual-spacing="false" fo:line-height="138%" style:writing-mode="lr-tb"/>
    </style:style>
    <style:style style:name="P38" style:family="paragraph" style:parent-style-name="Text_20_body">
      <style:paragraph-properties fo:margin-top="0cm" fo:margin-bottom="0cm" style:contextual-spacing="false" fo:line-height="138%" style:writing-mode="lr-tb"/>
    </style:style>
    <style:style style:name="P39" style:family="paragraph" style:parent-style-name="Text_20_body">
      <style:paragraph-properties fo:margin-top="0cm" fo:margin-bottom="0cm" style:contextual-spacing="false" fo:line-height="138%" style:writing-mode="lr-tb"/>
      <style:text-properties officeooo:paragraph-rsid="0001aa02"/>
    </style:style>
    <style:style style:name="P40" style:family="paragraph" style:parent-style-name="Text_20_body">
      <style:paragraph-properties fo:margin-top="0cm" fo:margin-bottom="0cm" style:contextual-spacing="false" fo:line-height="138%" style:writing-mode="lr-tb"/>
      <style:text-properties officeooo:paragraph-rsid="0007555f"/>
    </style:style>
    <style:style style:name="P41" style:family="paragraph" style:parent-style-name="Text_20_body">
      <style:paragraph-properties fo:margin-top="0cm" fo:margin-bottom="0cm" style:contextual-spacing="false" fo:line-height="138%" style:writing-mode="lr-tb"/>
      <style:text-properties officeooo:paragraph-rsid="0008f341"/>
    </style:style>
    <style:style style:name="P42" style:family="paragraph" style:parent-style-name="Text_20_body">
      <style:paragraph-properties fo:margin-top="0cm" fo:margin-bottom="0cm" style:contextual-spacing="false" fo:line-height="138%" style:writing-mode="lr-tb"/>
      <style:text-properties officeooo:paragraph-rsid="00092cdf"/>
    </style:style>
    <style:style style:name="P43" style:family="paragraph" style:parent-style-name="Text_20_body">
      <style:paragraph-properties fo:margin-top="0cm" fo:margin-bottom="0cm" style:contextual-spacing="false" fo:line-height="138%" style:writing-mode="lr-tb"/>
      <style:text-properties officeooo:paragraph-rsid="000ddd63"/>
    </style:style>
    <style:style style:name="P44" style:family="paragraph" style:parent-style-name="Text_20_body">
      <style:paragraph-properties fo:margin-top="0cm" fo:margin-bottom="0cm" style:contextual-spacing="false" fo:line-height="138%" style:writing-mode="lr-tb"/>
      <style:text-properties officeooo:paragraph-rsid="000f2281"/>
    </style:style>
    <style:style style:name="P45" style:family="paragraph" style:parent-style-name="Text_20_body">
      <style:paragraph-properties fo:margin-top="0cm" fo:margin-bottom="0cm" style:contextual-spacing="false" fo:line-height="138%" style:writing-mode="lr-tb"/>
      <style:text-properties officeooo:paragraph-rsid="00107952"/>
    </style:style>
    <style:style style:name="P46" style:family="paragraph" style:parent-style-name="Text_20_body">
      <style:text-properties officeooo:paragraph-rsid="00052655"/>
    </style:style>
    <style:style style:name="P47"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13b79d" officeooo:paragraph-rsid="0013b79d" style:text-blinking="false" fo:background-color="transparent"/>
    </style:style>
    <style:style style:name="P4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4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50"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59d74" style:text-blinking="false" fo:background-color="transparent"/>
    </style:style>
    <style:style style:name="P51" style:family="paragraph" style:parent-style-name="Heading_20_3">
      <style:paragraph-properties fo:margin-top="0.564cm" fo:margin-bottom="0.141cm" style:contextual-spacing="false" fo:line-height="138%" style:writing-mode="lr-tb"/>
      <style:text-properties officeooo:paragraph-rsid="0013b79d"/>
    </style:style>
    <style:style style:name="P5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3"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4"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5"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6"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7"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3b79d" style:text-blinking="false" fo:background-color="transparent"/>
    </style:style>
    <style:style style:name="P6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9d74" style:text-blinking="false" fo:background-color="transparent"/>
    </style:style>
    <style:style style:name="P61"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9d74" style:text-blinking="false" fo:background-color="transparent"/>
    </style:style>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paragraph-properties fo:margin-top="0cm" fo:margin-bottom="0cm" style:contextual-spacing="false" fo:line-height="138%" style:writing-mode="lr-tb"/>
      <style:text-properties officeooo:paragraph-rsid="0013b79d"/>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9d74"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4pt" fo:font-style="normal" style:text-underline-style="none" fo:font-weight="bold" officeooo:rsid="0012d9e0" style:text-blinking="false" fo:background-color="transparent" loext:char-shading-value="0" style:font-size-asian="11pt" style:font-weight-asian="normal" style:font-size-complex="11pt" style:font-weight-complex="normal"/>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officeooo:rsid="00159d74"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22"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3"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26"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27" style:family="text">
      <style:text-properties style:font-name="Arial" fo:font-size="14pt" fo:font-style="normal" fo:font-weight="bold"/>
    </style:style>
    <style:style style:name="T28" style:family="text">
      <style:text-properties style:font-name="Arial" officeooo:rsid="00092cdf" style:font-size-asian="11pt" style:font-size-complex="11pt"/>
    </style:style>
    <style:style style:name="T29" style:family="text">
      <style:text-properties style:font-name="Arial" officeooo:rsid="0013b79d" style:font-size-asian="11pt" style:font-weight-asian="normal" style:font-size-complex="11pt" style:font-weight-complex="normal"/>
    </style:style>
    <style:style style:name="T30" style:family="text">
      <style:text-properties style:font-name="Arial" officeooo:rsid="00159d74" style:font-size-asian="11pt" style:font-weight-asian="normal" style:font-size-complex="11pt" style:font-weight-complex="normal"/>
    </style:style>
    <style:style style:name="T31" style:family="text">
      <style:text-properties style:font-name="Arial" fo:font-weight="normal" officeooo:rsid="000ddd63" style:font-size-asian="11pt" style:font-weight-asian="normal" style:font-size-complex="11pt" style:font-weight-complex="normal"/>
    </style:style>
    <style:style style:name="T32" style:family="text">
      <style:text-properties style:font-name="Arial" fo:font-weight="normal" officeooo:rsid="000f2281" style:font-size-asian="11pt" style:font-weight-asian="normal" style:font-size-complex="11pt" style:font-weight-complex="normal"/>
    </style:style>
    <style:style style:name="T33" style:family="text">
      <style:text-properties style:font-name="Arial" fo:font-weight="normal" officeooo:rsid="00107952" style:font-size-asian="11pt" style:font-weight-asian="normal" style:font-size-complex="11pt" style:font-weight-complex="normal"/>
    </style:style>
    <style:style style:name="T34" style:family="text">
      <style:text-properties style:font-name="Arial" fo:font-weight="normal" officeooo:rsid="00111be7" style:font-size-asian="11pt" style:font-weight-asian="normal" style:font-size-complex="11pt" style:font-weight-complex="normal"/>
    </style:style>
    <style:style style:name="T35" style:family="text">
      <style:text-properties style:font-name="Arial" fo:font-weight="normal" officeooo:rsid="0012d9e0" style:font-size-asian="11pt" style:font-weight-asian="normal" style:font-size-complex="11pt" style:font-weight-complex="normal"/>
    </style:style>
    <style:style style:name="T36" style:family="text">
      <style:text-properties style:font-name="Arial" fo:font-weight="normal" officeooo:rsid="00159d74" style:font-size-asian="11pt" style:font-weight-asian="normal" style:font-size-complex="11pt" style:font-weight-complex="normal"/>
    </style:style>
    <style:style style:name="T37" style:family="text">
      <style:text-properties fo:font-weight="bold" style:font-weight-asian="bold" style:font-weight-complex="bold"/>
    </style:style>
    <style:style style:name="T38" style:family="text">
      <style:text-properties officeooo:rsid="0001aa02"/>
    </style:style>
    <style:style style:name="T39" style:family="text">
      <style:text-properties officeooo:rsid="00052655"/>
    </style:style>
    <style:style style:name="T40" style:family="text">
      <style:text-properties officeooo:rsid="0005a999"/>
    </style:style>
    <style:style style:name="T41" style:family="text">
      <style:text-properties style:font-name="Arial1" fo:font-size="11pt" style:font-size-asian="11pt" style:font-size-complex="11pt"/>
    </style:style>
    <style:style style:name="T42" style:family="text">
      <style:text-properties style:font-name="Arial1" fo:font-size="11pt" officeooo:rsid="0007555f" style:font-size-asian="11pt" style:font-size-complex="11pt"/>
    </style:style>
    <style:style style:name="T43" style:family="text">
      <style:text-properties style:font-name="Arial1" fo:font-size="11pt" officeooo:rsid="0008f341" style:font-size-asian="11pt" style:font-size-complex="11pt"/>
    </style:style>
    <style:style style:name="T44" style:family="text">
      <style:text-properties style:font-name="Arial1" fo:font-size="11pt" officeooo:rsid="00092cdf" style:font-size-asian="11pt" style:font-size-complex="11pt"/>
    </style:style>
    <style:style style:name="T45" style:family="text">
      <style:text-properties officeooo:rsid="000ddd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docs-internal-guid-4a223954-7fff-b878-557d-782050385a71"/>Interview Prep</text:p>
      <text:h text:style-name="P3" text:outline-level="1">HackerRank</text:h>
      <text:h text:style-name="P6" text:outline-level="2">Python</text:h>
      <text:h text:style-name="P8" text:outline-level="3">Basic_Data_Types</text:h>
      <text:h text:style-name="P34" text:outline-level="4"><text:span text:style-name="T1">Find_runnerup</text:span><text:span text:style-name="T17"> </text:span></text:h>
      <text:p text:style-name="P38"><text:span text:style-name="T3">Link</text:span><text:span text:style-name="T5">:</text:span><text:a xlink:type="simple" xlink:href="https://www.hackerrank.com/challenges/find-second-maximum-number-in-a-list/problem" text:style-name="Internet_20_link" text:visited-style-name="Visited_20_Internet_20_Link"><text:span text:style-name="T17"> </text:span></text:a><text:a xlink:type="simple" xlink:href="https://www.hackerrank.com/challenges/find-second-maximum-number-in-a-list/problem" text:style-name="Internet_20_link" text:visited-style-name="Visited_20_Internet_20_Link"><text:span text:style-name="T24">https://www.hackerrank.com/challenges/find-second-maximum-number-in-a-list/problem</text:span></text:a></text:p>
      <text:p text:style-name="P38"><text:span text:style-name="T3">Status</text:span><text:span text:style-name="T5">: Success</text:span></text:p>
      <text:p text:style-name="P38"><text:span text:style-name="T3">Time Taken: </text:span><text:span text:style-name="T5">40</text:span><text:span text:style-name="T2">min</text:span></text:p>
      <text:p text:style-name="P19">Date: 14th August 2025</text:p>
      <text:p text:style-name="P19">Solution Notes:</text:p>
      <text:p text:style-name="Text_20_body"/>
      <text:p text:style-name="P27">Add all elements to a set, which removes duplicates, before popping the maximum value, only leaving the runner-up, which can be accessed using max.</text:p>
      <text:h text:style-name="P10" text:outline-level="4">Hackerank_lists</text:h>
      <text:p text:style-name="P38"><text:span text:style-name="T3">Link:</text:span><text:a xlink:type="simple" xlink:href="https://www.hackerrank.com/challenges/python-lists/problem" text:style-name="Internet_20_link" text:visited-style-name="Visited_20_Internet_20_Link"><text:span text:style-name="T25"> </text:span></text:a><text:a xlink:type="simple" xlink:href="https://www.hackerrank.com/challenges/python-lists/problem" text:style-name="Internet_20_link" text:visited-style-name="Visited_20_Internet_20_Link"><text:span text:style-name="T24">https://www.hackerrank.com/challenges/python-lists/problem</text:span></text:a></text:p>
      <text:p text:style-name="P38"><text:span text:style-name="T3">Status: </text:span><text:span text:style-name="T5">Success</text:span></text:p>
      <text:p text:style-name="P38"><text:span text:style-name="T3">Time Taken:</text:span><text:span text:style-name="T17"> </text:span><text:span text:style-name="T5">21min</text:span></text:p>
      <text:p text:style-name="P38"><text:span text:style-name="T3">Date: </text:span><text:span text:style-name="T5">14th</text:span><text:span text:style-name="T17"> </text:span><text:span text:style-name="T5">August 2025</text:span></text:p>
      <text:p text:style-name="P19">Solution Notes:</text:p>
      <text:p text:style-name="Text_20_body"/>
      <text:p text:style-name="P27">Make sure that all code can deal with multiple test cases it, just simple if and elif statements.</text:p>
      <text:p text:style-name="Text_20_body"/>
      <text:h text:style-name="P10" text:outline-level="4"/>
      <text:h text:style-name="P35" text:outline-level="4"><text:span text:style-name="T1">List_comprehension</text:span><text:span text:style-name="T17"> </text:span></text:h>
      <text:p text:style-name="P38"><text:span text:style-name="T3">Link</text:span><text:span text:style-name="T5">:</text:span><text:a xlink:type="simple" xlink:href="https://www.hackerrank.com/challenges/list-comprehensions/problem" text:style-name="Internet_20_link" text:visited-style-name="Visited_20_Internet_20_Link"><text:span text:style-name="T25"> </text:span></text:a><text:a xlink:type="simple" xlink:href="https://www.hackerrank.com/challenges/list-comprehensions/problem" text:style-name="Internet_20_link" text:visited-style-name="Visited_20_Internet_20_Link"><text:span text:style-name="T24">https://www.hackerrank.com/challenges/list-comprehensions/problem</text:span></text:a></text:p>
      <text:p text:style-name="P38"><text:span text:style-name="T3">Status</text:span><text:span text:style-name="T5">: Success</text:span></text:p>
      <text:p text:style-name="P38"><text:span text:style-name="T3">Time Taken</text:span><text:span text:style-name="T5">: 10min</text:span></text:p>
      <text:p text:style-name="P38"><text:span text:style-name="T3">Date:</text:span><text:span text:style-name="T17"> </text:span><text:span text:style-name="T5">15th August 2025</text:span></text:p>
      <text:p text:style-name="P19">Solution Notes:</text:p>
      <text:p text:style-name="Text_20_body"/>
      <text:p text:style-name="P27">it is simply just three nested for loop for x, y and z on the index of I, j, k, before checking if adding I, j, k and storing the valid permutations if it does not equal n.</text:p>
      <text:p text:style-name="Text_20_body"/>
      <text:p text:style-name="P27">Had to use the following notation instead of three nested for loops:</text:p>
      <text:p text:style-name="P27">&gt;&gt;&gt; print([[x, y] for x in [1, 2, 3] for y in [4, 5, 6]])</text:p>
      <text:p text:style-name="P27">[[1, 4], [1, 5], [1, 6], [2, 4], [2, 5], [2, 6], [3, 4], [3, 5], [3, 6]]</text:p>
      <text:p text:style-name="Text_20_body"/>
      <text:h text:style-name="P34" text:outline-level="4"><text:span text:style-name="T1">Nested_lists</text:span><text:span text:style-name="T17"> </text:span></text:h>
      <text:p text:style-name="P38"><text:span text:style-name="T3">Link</text:span><text:span text:style-name="T5">:</text:span><text:a xlink:type="simple" xlink:href="https://www.hackerrank.com/challenges/nested-list/problem" text:style-name="Internet_20_link" text:visited-style-name="Visited_20_Internet_20_Link"><text:span text:style-name="T25"> </text:span></text:a><text:a xlink:type="simple" xlink:href="https://www.hackerrank.com/challenges/nested-list/problem" text:style-name="Internet_20_link" text:visited-style-name="Visited_20_Internet_20_Link"><text:span text:style-name="T24">https://www.hackerrank.com/challenges/nested-list/problem</text:span></text:a></text:p>
      <text:p text:style-name="P38"><text:span text:style-name="T3">Status: </text:span><text:span text:style-name="T5">Success</text:span></text:p>
      <text:p text:style-name="P38"><text:span text:style-name="T3">Time Taken: </text:span><text:span text:style-name="T5">20min</text:span></text:p>
      <text:p text:style-name="P38"><text:span text:style-name="T3">Date: </text:span><text:span text:style-name="T5">15th August 2025</text:span></text:p>
      <text:p text:style-name="P19">Solution Notes:</text:p>
      <text:p text:style-name="P19"/>
      <text:p text:style-name="P27">combine the names and score into a list containning other lists with names and corresponding scores.</text:p>
      <text:p text:style-name="Text_20_body"/>
      <text:p text:style-name="P27">Then create an empty set and only add the scores (this has the effect of only keeping the unique scores) done by [I][1] index, before sorting them</text:p>
      <text:p text:style-name="P27"/>
      <text:p text:style-name="P27">Then the runner_up score will be at index 1, use this to loop over the combined list and appending any names with the same score to a names list, before sorting and printing it.</text:p>
      <text:h text:style-name="P10" text:outline-level="4"/>
      <text:h text:style-name="P35" text:outline-level="4"><text:span text:style-name="T1">Percentage_find</text:span><text:span text:style-name="T17"> </text:span></text:h>
      <text:p text:style-name="P38"><text:span text:style-name="T3">Link:</text:span><text:a xlink:type="simple" xlink:href="https://www.hackerrank.com/challenges/finding-the-percentage/problem" text:style-name="Internet_20_link" text:visited-style-name="Visited_20_Internet_20_Link"><text:span text:style-name="T25"> </text:span></text:a><text:a xlink:type="simple" xlink:href="https://www.hackerrank.com/challenges/finding-the-percentage/problem" text:style-name="Internet_20_link" text:visited-style-name="Visited_20_Internet_20_Link"><text:span text:style-name="T24">https://www.hackerrank.com/challenges/finding-the-percentage/problem</text:span></text:a></text:p>
      <text:p text:style-name="P27">Status: Success</text:p>
      <text:p text:style-name="P38"><text:span text:style-name="T3">Time </text:span><text:span text:style-name="T5">Taken: 10min</text:span></text:p>
      <text:p text:style-name="P38"><text:span text:style-name="T3">Date: </text:span><text:span text:style-name="T5">15th August 2025</text:span></text:p>
      <text:p text:style-name="P19">Solution Notes:</text:p>
      <text:p text:style-name="Text_20_body"/>
      <text:p text:style-name="P27">use the query name to reference the relevant students marks, before obtaining the average mark and formatting it to 2 decimal place, which I had to search up.</text:p>
      <text:p text:style-name="Text_20_body"/>
      <text:h text:style-name="P10" text:outline-level="4"><text:bookmark text:name="docs-internal-guid-47e6147c-7fff-2475-6ed8-e85ff426e9d5"/>Tuples </text:h>
      <text:p text:style-name="P38"><text:span text:style-name="T3">Link:</text:span><text:a xlink:type="simple" xlink:href="https://www.hackerrank.com/challenges/python-tuples/problem" text:style-name="Internet_20_link" text:visited-style-name="Visited_20_Internet_20_Link"><text:span text:style-name="T25"> </text:span></text:a><text:a xlink:type="simple" xlink:href="https://www.hackerrank.com/challenges/python-tuples/problem" text:style-name="Internet_20_link" text:visited-style-name="Visited_20_Internet_20_Link"><text:span text:style-name="T24">https://www.hackerrank.com/challenges/python-tuples/problem</text:span></text:a></text:p>
      <text:p text:style-name="P38"><text:span text:style-name="T3">Status: </text:span><text:span text:style-name="T5">Success</text:span></text:p>
      <text:p text:style-name="P38"><text:span text:style-name="T3">Time Taken:</text:span><text:span text:style-name="T17"> </text:span><text:span text:style-name="T5">24min</text:span></text:p>
      <text:p text:style-name="P38"><text:span text:style-name="T3">Date: </text:span><text:span text:style-name="T5">15th August 2025</text:span></text:p>
      <text:p text:style-name="P19">Solution Notes:</text:p>
      <text:p text:style-name="P27">had to change to python2 just use the hash function on the given input</text:p>
      <text:h text:style-name="P8" text:outline-level="3">Collections</text:h>
      <text:h text:style-name="P34" text:outline-level="4"><text:span text:style-name="T1">Collection_counter</text:span><text:span text:style-name="T17"> </text:span></text:h>
      <text:p text:style-name="P38"><text:span text:style-name="T3">Link:</text:span><text:a xlink:type="simple" xlink:href="https://www.hackerrank.com/challenges/collections-counter/problem" text:style-name="Internet_20_link" text:visited-style-name="Visited_20_Internet_20_Link"><text:span text:style-name="T25"> </text:span></text:a><text:a xlink:type="simple" xlink:href="https://www.hackerrank.com/challenges/collections-counter/problem" text:style-name="Internet_20_link" text:visited-style-name="Visited_20_Internet_20_Link"><text:span text:style-name="T24">https://www.hackerrank.com/challenges/collections-counter/problem</text:span></text:a></text:p>
      <text:p text:style-name="P38"><text:span text:style-name="T3">Status: </text:span><text:span text:style-name="T5">Success</text:span></text:p>
      <text:p text:style-name="P38"><text:span text:style-name="T3">Time Taken: </text:span><text:span text:style-name="T5">25min</text:span></text:p>
      <text:p text:style-name="P38"><text:span text:style-name="T3">Date: </text:span><text:span text:style-name="T5">14th August 2025</text:span></text:p>
      <text:p text:style-name="P19">Solution Notes:</text:p>
      <text:p text:style-name="P27">Get all the required information about the number of shoes, the shoe list, the number of orders and the orders with the shoe size and corresponding price, using input.</text:p>
      <text:p text:style-name="P27">remove each shoe size once it is bought, and sum relevant prices and return that output.</text:p>
      <text:h text:style-name="P8" text:outline-level="3">Itertools</text:h>
      <text:h text:style-name="P10" text:outline-level="4">Compress_the_string</text:h>
      <text:p text:style-name="P38"><text:span text:style-name="T3">Link: </text:span><text:a xlink:type="simple" xlink:href="https://www.hackerrank.com/challenges/compress-the-string/problem" text:style-name="Internet_20_link" text:visited-style-name="Visited_20_Internet_20_Link"><text:span text:style-name="T24">https://www.hackerrank.com/challenges/compress-the-string/problem</text:span></text:a></text:p>
      <text:p text:style-name="P38"><text:span text:style-name="T3">Status: </text:span><text:span text:style-name="T5">Success</text:span></text:p>
      <text:p text:style-name="P38"><text:span text:style-name="T3">Time Taken: </text:span><text:span text:style-name="T5">15min</text:span></text:p>
      <text:p text:style-name="P38"><text:span text:style-name="T3">Date:</text:span><text:span text:style-name="T17"> </text:span><text:span text:style-name="T5">8th September 2025</text:span></text:p>
      <text:p text:style-name="P19"><text:soft-page-break/>Solution Notes:</text:p>
      <text:p text:style-name="Text_20_body"/>
      <text:p text:style-name="P27">goal output the number of consecutive characters and corresponding characters, in a specified format. </text:p>
      <text:p text:style-name="P27">Have an empty res string,</text:p>
      <text:p text:style-name="Text_20_body"/>
      <text:p text:style-name="P27">loop through the value and freq in itertools group by string add to the res the len of the list of freq and then the corresponding value.</text:p>
      <text:p text:style-name="Text_20_body"/>
      <text:h text:style-name="P10" text:outline-level="4">Iterables_and_iterators</text:h>
      <text:p text:style-name="P38"><text:span text:style-name="T3">Link: </text:span><text:a xlink:type="simple" xlink:href="https://www.hackerrank.com/challenges/iterables-and-iterators/problem" text:style-name="Internet_20_link" text:visited-style-name="Visited_20_Internet_20_Link"><text:span text:style-name="T24">https://www.hackerrank.com/challenges/iterables-and-iterators/problem</text:span></text:a></text:p>
      <text:p text:style-name="P38"><text:span text:style-name="T3">Status: </text:span><text:span text:style-name="T5">Success</text:span></text:p>
      <text:p text:style-name="P38"><text:span text:style-name="T3">Time Taken: </text:span><text:span text:style-name="T5">15min</text:span></text:p>
      <text:p text:style-name="P38"><text:span text:style-name="T3">Date:</text:span><text:span text:style-name="T17"> </text:span><text:span text:style-name="T5">19th September 2025</text:span></text:p>
      <text:p text:style-name="P19">Solution Notes:</text:p>
      <text:p text:style-name="Text_20_body"/>
      <text:p text:style-name="P27">get all combos using combinations, then keep count of all combos with the character a and find the probability avg by dividing the count by the total number of combos.</text:p>
      <text:p text:style-name="Text_20_body"/>
      <text:h text:style-name="P10" text:outline-level="4">Itertools_combinations</text:h>
      <text:p text:style-name="P38"><text:span text:style-name="T3">Link: </text:span><text:a xlink:type="simple" xlink:href="https://www.hackerrank.com/challenges/itertools-combinations/submissions/problem" text:style-name="Internet_20_link" text:visited-style-name="Visited_20_Internet_20_Link"><text:span text:style-name="T24">https://www.hackerrank.com/challenges/itertools-combinations/submissions/problem</text:span></text:a></text:p>
      <text:p text:style-name="P38"><text:span text:style-name="T3">Status:</text:span><text:span text:style-name="T17">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8th September 2025</text:span></text:p>
      <text:p text:style-name="P19">Solution Notes:</text:p>
      <text:p text:style-name="Text_20_body"/>
      <text:p text:style-name="P27">sort the string to get the correct output then just use a combinations function, but would have to do it in a for loop a length of the input specified, then have a nested loop to print the output into the format desired.</text:p>
      <text:p text:style-name="Text_20_body"/>
      <text:h text:style-name="P10" text:outline-level="4">Itertools_combinations_with_replacements</text:h>
      <text:p text:style-name="P38"><text:span text:style-name="T3">Link: </text:span><text:a xlink:type="simple" xlink:href="https://www.hackerrank.com/challenges/itertools-combinations-with-replacement/problem" text:style-name="Internet_20_link" text:visited-style-name="Visited_20_Internet_20_Link"><text:span text:style-name="T24">https://www.hackerrank.com/challenges/itertools-combinations-with-replacement/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8th September 2025</text:span></text:p>
      <text:p text:style-name="P19">Solution Notes:</text:p>
      <text:p text:style-name="Text_20_body"><text:soft-page-break/></text:p>
      <text:p text:style-name="P27">use the desired function to get the resunt before using the join function to get it into the desired format.</text:p>
      <text:h text:style-name="P34" text:outline-level="4"><text:span text:style-name="T1">Itertools_permutations</text:span><text:span text:style-name="T17"> </text:span></text:h>
      <text:p text:style-name="P38"><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38"><text:span text:style-name="T3">Status: </text:span><text:span text:style-name="T5">Success</text:span></text:p>
      <text:p text:style-name="P38"><text:span text:style-name="T3">Time Taken: </text:span><text:span text:style-name="T5">5min</text:span></text:p>
      <text:p text:style-name="P38"><text:span text:style-name="T3">Date:</text:span><text:span text:style-name="T17"> </text:span><text:span text:style-name="T5">8th September 2025</text:span></text:p>
      <text:p text:style-name="P19">Solution Notes:</text:p>
      <text:p text:style-name="Text_20_body"/>
      <text:p text:style-name="P27">use the permutation funciton, the harder part was creating a string that matches the desired output by using join on a new line with now space.</text:p>
      <text:p text:style-name="Text_20_body"/>
      <text:h text:style-name="P10" text:outline-level="4">Itertools_product</text:h>
      <text:p text:style-name="P38"><text:span text:style-name="T3">Link:</text:span><text:a xlink:type="simple" xlink:href="https://www.hackerrank.com/challenges/itertools-product/problem" text:style-name="Internet_20_link" text:visited-style-name="Visited_20_Internet_20_Link"><text:span text:style-name="T24">https://www.hackerrank.com/challenges/itertools-product/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8th September 2025</text:span></text:p>
      <text:p text:style-name="P19">Solution Notes:</text:p>
      <text:p text:style-name="Text_20_body"/>
      <text:p text:style-name="P27">just use the product itertools function in python, the hard part was getting the input by converting to a int map.</text:p>
      <text:p text:style-name="Text_20_body"/>
      <text:h text:style-name="P10" text:outline-level="4"/>
      <text:h text:style-name="P35" text:outline-level="4"><text:span text:style-name="T1">Maximise_it</text:span><text:span text:style-name="T17"> </text:span></text:h>
      <text:p text:style-name="P38"><text:span text:style-name="T3">Link:</text:span><text:a xlink:type="simple" xlink:href="https://www.hackerrank.com/challenges/maximize-it/problem" text:style-name="Internet_20_link" text:visited-style-name="Visited_20_Internet_20_Link"><text:span text:style-name="T24">https://www.hackerrank.com/challenges/maximize-it/problem</text:span></text:a></text:p>
      <text:p text:style-name="P38"><text:span text:style-name="T3">Status: </text:span><text:span text:style-name="T5">Success</text:span></text:p>
      <text:p text:style-name="P38"><text:span text:style-name="T3">Time Taken: </text:span><text:span text:style-name="T5">45min</text:span></text:p>
      <text:p text:style-name="P38"><text:span text:style-name="T3">Date: </text:span><text:span text:style-name="T5">17th September 2025</text:span></text:p>
      <text:p text:style-name="P19">Solution Notes:</text:p>
      <text:p text:style-name="Text_20_body"/>
      <text:p text:style-name="P27">given a modulo number, and some lists, choose one element from each list square and sum those elements before dividing them by modulo and return the maximum number.</text:p>
      <text:p text:style-name="Text_20_body"/>
      <text:p text:style-name="P27">Firstly need to get K (number of lines coming after in input) and M (modulo number) using map to int on input split</text:p>
      <text:p text:style-name="Text_20_body"/>
      <text:p text:style-name="P27">then need to loop through the next K lines, and access the rows after the first element because the length of the list is irrelevant because we are going through each element anyway.</text:p>
      <text:p text:style-name="Text_20_body"/>
      <text:p text:style-name="P27">Then square each number so we don’t have to do it later, can be done using a lambda statement such as: nums.append(map(lambda x: x ** 2, row)) or by a nested for loop.</text:p>
      <text:p text:style-name="Text_20_body"/>
      <text:p text:style-name="P27">Then using the itertools product to get all possible relevant combinations with one element from each list.</text:p>
      <text:p text:style-name="Text_20_body"/>
      <text:p text:style-name="P27">Then go through all of these combos summing them together before finding the Modulo M and append it a sums array.</text:p>
      <text:p text:style-name="Text_20_body"/>
      <text:p text:style-name="P27">Print the max of that array.</text:p>
      <text:p text:style-name="Text_20_body"/>
      <text:p text:style-name="P27">The last two steps can be done in one line but I think it is unreadable when compared to other solutions: print(max(map(lambda x: sum(x) % M, product(*nums))))</text:p>
      <text:p text:style-name="Text_20_body"/>
      <text:h text:style-name="P8" text:outline-level="3"/>
      <text:h text:style-name="P9" text:outline-level="3">Math </text:h>
      <text:h text:style-name="P34" text:outline-level="4"><text:span text:style-name="T1">Triangle_quest2</text:span><text:span text:style-name="T17"> </text:span></text:h>
      <text:p text:style-name="P38"><text:span text:style-name="T3">Link:</text:span><text:a xlink:type="simple" xlink:href="https://www.hackerrank.com/challenges/triangle-quest-2/problem" text:style-name="Internet_20_link" text:visited-style-name="Visited_20_Internet_20_Link"><text:span text:style-name="T24">https://www.hackerrank.com/challenges/triangle-quest-2/problem</text:span></text:a></text:p>
      <text:p text:style-name="P38"><text:span text:style-name="T3">Status:</text:span><text:span text:style-name="T17"> </text:span><text:span text:style-name="T5">Success</text:span></text:p>
      <text:p text:style-name="P38"><text:span text:style-name="T3">Time Taken:</text:span><text:span text:style-name="T17"> </text:span><text:span text:style-name="T5">5min</text:span></text:p>
      <text:p text:style-name="P38"><text:span text:style-name="T3">Date: </text:span><text:span text:style-name="T5">19th September 2025</text:span></text:p>
      <text:p text:style-name="P19">Solution Notes:</text:p>
      <text:p text:style-name="Text_20_body"/>
      <text:p text:style-name="P27">use the formula to ((10 ** 3 - 1) // 9) ** 2, replacing 3 with I to get the results as described because the results are just doing 11 * 11 or 11^1, 11^2 11 … ^n.</text:p>
      <text:h text:style-name="P10" text:outline-level="4">angle_MBC </text:h>
      <text:p text:style-name="P38"><text:span text:style-name="T3">Link: </text:span><text:a xlink:type="simple" xlink:href="https://www.hackerrank.com/challenges/find-angle/problem" text:style-name="Internet_20_link" text:visited-style-name="Visited_20_Internet_20_Link"><text:span text:style-name="T24">https://www.hackerrank.com/challenges/find-angle/problem</text:span></text:a></text:p>
      <text:p text:style-name="P38"><text:span text:style-name="T3">Status:</text:span><text:span text:style-name="T17">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19th September 2025</text:span></text:p>
      <text:p text:style-name="P19">Solution Notes:</text:p>
      <text:p text:style-name="Text_20_body"/>
      <text:p text:style-name="P27">just use the relevant atan2 functions, and find the unicode for the degree symbol</text:p>
      <text:p text:style-name="Text_20_body"/>
      <text:h text:style-name="P34" text:outline-level="4"><text:span text:style-name="T1">Integers_come_in_all_sizes</text:span><text:span text:style-name="T17"> </text:span></text:h>
      <text:p text:style-name="P38"><text:span text:style-name="T3">Link: </text:span><text:a xlink:type="simple" xlink:href="https://www.hackerrank.com/challenges/python-integers-come-in-all-sizes/problem" text:style-name="Internet_20_link" text:visited-style-name="Visited_20_Internet_20_Link"><text:span text:style-name="T24">https://www.hackerrank.com/challenges/python-integers-come-in-all-sizes/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19th September 2025</text:span></text:p>
      <text:p text:style-name="P19">Solution Notes:</text:p>
      <text:p text:style-name="Text_20_body"/>
      <text:p text:style-name="P27">just take the pow of the inputs and add them together to get a^b + c^d</text:p>
      <text:p text:style-name="Text_20_body"/>
      <text:h text:style-name="P10" text:outline-level="4"/>
      <text:h text:style-name="P11" text:outline-level="4">Mod_divmod </text:h>
      <text:p text:style-name="P38"><text:span text:style-name="T3">Link:</text:span><text:a xlink:type="simple" xlink:href="https://www.hackerrank.com/challenges/python-mod-divmod/problem" text:style-name="Internet_20_link" text:visited-style-name="Visited_20_Internet_20_Link"><text:span text:style-name="T24">https://www.hackerrank.com/challenges/python-mod-divmod/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19th September 2025</text:span></text:p>
      <text:p text:style-name="P19">Solution Notes:</text:p>
      <text:p text:style-name="Text_20_body"/>
      <text:p text:style-name="P27">just use the divmod function, and then use [0] and [1] to get the correct output.</text:p>
      <text:p text:style-name="Text_20_body"/>
      <text:h text:style-name="P10" text:outline-level="4">Polar_coordinates</text:h>
      <text:p text:style-name="P38"><text:span text:style-name="T3">Link:</text:span><text:a xlink:type="simple" xlink:href="https://www.hackerrank.com/challenges/polar-coordinates/problem" text:style-name="Internet_20_link" text:visited-style-name="Visited_20_Internet_20_Link"><text:span text:style-name="T24">https://www.hackerrank.com/challenges/polar-coordinates/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19th September 2025</text:span></text:p>
      <text:p text:style-name="P19">Solution Notes:</text:p>
      <text:p text:style-name="Text_20_body"/>
      <text:p text:style-name="P27">just use the relevant cmath python functions to deal with complex numbers.</text:p>
      <text:p text:style-name="Text_20_body"/>
      <text:h text:style-name="P34" text:outline-level="4"><text:span text:style-name="T1">Power_mod_power</text:span><text:span text:style-name="T17"> </text:span></text:h>
      <text:p text:style-name="P38"><text:span text:style-name="T3">Link:</text:span><text:a xlink:type="simple" xlink:href="https://www.hackerrank.com/challenges/python-power-mod-power/problem" text:style-name="Internet_20_link" text:visited-style-name="Visited_20_Internet_20_Link"><text:span text:style-name="T24">https://www.hackerrank.com/challenges/python-power-mod-power/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text:span><text:span text:style-name="T17"> </text:span><text:span text:style-name="T5">19th September 2025</text:span></text:p>
      <text:p text:style-name="P19">Solution Notes:</text:p>
      <text:p text:style-name="Text_20_body"/>
      <text:p text:style-name="P27">just the pow function, with the extra, m parameter. To get the relevant results.</text:p>
      <text:p text:style-name="Text_20_body"/>
      <text:h text:style-name="P10" text:outline-level="4"/>
      <text:h text:style-name="P35" text:outline-level="4"><text:span text:style-name="T1">Triangle_quest</text:span><text:span text:style-name="T17"> </text:span></text:h>
      <text:p text:style-name="P38"><text:span text:style-name="T3">Link:</text:span><text:a xlink:type="simple" xlink:href="https://www.hackerrank.com/challenges/python-quest-1/problem" text:style-name="Internet_20_link" text:visited-style-name="Visited_20_Internet_20_Link"><text:span text:style-name="T24">https://www.hackerrank.com/challenges/python-quest-1/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19th September 2025</text:span></text:p>
      <text:p text:style-name="P19">Solution Notes:</text:p>
      <text:p text:style-name="Text_20_body"/>
      <text:p text:style-name="P27">use the formula (100**2 // 9) * 2 replacing 2 with I as specified by n, to print the results without having to use strings or other loops.</text:p>
      <text:h text:style-name="P8" text:outline-level="3">Sets</text:h>
      <text:h text:style-name="P34" text:outline-level="4"><text:span text:style-name="T1">The_captains_room</text:span><text:span text:style-name="T17"> </text:span></text:h>
      <text:p text:style-name="P38"><text:span text:style-name="T3">Link:</text:span><text:a xlink:type="simple" xlink:href="https://www.hackerrank.com/challenges/py-the-captains-room/problem" text:style-name="Internet_20_link" text:visited-style-name="Visited_20_Internet_20_Link"><text:span text:style-name="T24">https://www.hackerrank.com/challenges/py-the-captains-room/problem</text:span></text:a></text:p>
      <text:p text:style-name="P38"><text:span text:style-name="T3">Status: </text:span><text:span text:style-name="T5">failed</text:span></text:p>
      <text:p text:style-name="P38"><text:span text:style-name="T3">Time Taken: </text:span><text:span text:style-name="T5">15min had to google to parse input</text:span></text:p>
      <text:p text:style-name="P38"><text:span text:style-name="T3">Date: </text:span><text:span text:style-name="T5">16th</text:span><text:span text:style-name="T17"> </text:span><text:span text:style-name="T5">October 2025</text:span></text:p>
      <text:p text:style-name="P19">Solution Notes:</text:p>
      <text:p text:style-name="P27">don’t really understand this problem to use sets you have to use a math equation.</text:p>
      <text:p text:style-name="P27">The intuitive way is to create a dictionary/counter to keep the room number and its corresponding frequency and return the room key, which has a frequency of 1.</text:p>
      <text:p text:style-name="Text_20_body"/>
      <text:h text:style-name="P34" text:outline-level="4"><text:span text:style-name="T1">Check_strict.superset</text:span><text:span text:style-name="T17"> </text:span></text:h>
      <text:p text:style-name="P38"><text:span text:style-name="T3">Link:</text:span><text:a xlink:type="simple" xlink:href="https://www.hackerrank.com/challenges/py-check-strict-superset/problem" text:style-name="Internet_20_link" text:visited-style-name="Visited_20_Internet_20_Link"><text:span text:style-name="T24">https://www.hackerrank.com/challenges/py-check-strict-superset/problem</text:span></text:a></text:p>
      <text:p text:style-name="P38"><text:span text:style-name="T3">Status: </text:span><text:span text:style-name="T5">success</text:span></text:p>
      <text:p text:style-name="P38"><text:span text:style-name="T3">Time Taken:</text:span><text:span text:style-name="T17"> </text:span><text:span text:style-name="T5">15min</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0" text:outline-level="4"/>
      <text:h text:style-name="P11" text:outline-level="4">Check_subset </text:h>
      <text:p text:style-name="P38"><text:span text:style-name="T3">Link:</text:span><text:a xlink:type="simple" xlink:href="https://www.hackerrank.com/challenges/py-check-subset/problem" text:style-name="Internet_20_link" text:visited-style-name="Visited_20_Internet_20_Link"><text:span text:style-name="T24">https://www.hackerrank.com/challenges/py-check-subset/problem</text:span></text:a></text:p>
      <text:p text:style-name="P38"><text:span text:style-name="T3">Status: </text:span><text:span text:style-name="T5">success</text:span></text:p>
      <text:p text:style-name="P38"><text:span text:style-name="T3">Time Taken: </text:span><text:span text:style-name="T5">15min</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this is once again parse the input into set, skipping the length of the sets, because it is not relevant and then using a prebuilt issubset() and return the bool</text:p>
      <text:p text:style-name="Text_20_body"/>
      <text:h text:style-name="P34" text:outline-level="4"><text:span text:style-name="T1">No_idea</text:span><text:span text:style-name="T17"> </text:span></text:h>
      <text:p text:style-name="P38"><text:span text:style-name="T3">Link:</text:span><text:a xlink:type="simple" xlink:href="https://www.hackerrank.com/challenges/no-idea/problem" text:style-name="Internet_20_link" text:visited-style-name="Visited_20_Internet_20_Link"><text:span text:style-name="T24">https://www.hackerrank.com/challenges/no-idea/problem</text:span></text:a></text:p>
      <text:p text:style-name="P38"><text:span text:style-name="T3">Status: </text:span><text:span text:style-name="T5">success</text:span></text:p>
      <text:p text:style-name="P38"><text:span text:style-name="T3">Time Taken: </text:span><text:span text:style-name="T5">15min</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don’t know why this problem is a medium, firstly parse the array and sets, loop through the array and increment/decrement the happiness counter if it appears in the corresponding set, else just keep it the same aka do nothing.</text:p>
      <text:p text:style-name="Text_20_body"/>
      <text:h text:style-name="P34" text:outline-level="4"><text:span text:style-name="T1">Set_add</text:span><text:span text:style-name="T17"> </text:span></text:h>
      <text:p text:style-name="P38"><text:span text:style-name="T3">Link:</text:span><text:a xlink:type="simple" xlink:href="https://www.hackerrank.com/challenges/py-set-add/problem" text:style-name="Internet_20_link" text:visited-style-name="Visited_20_Internet_20_Link"><text:span text:style-name="T24">https://www.hackerrank.com/challenges/py-set-add/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text:span><text:span text:style-name="T17"> </text:span><text:span text:style-name="T5">1st</text:span><text:span text:style-name="T17"> </text:span><text:span text:style-name="T5">October 2025</text:span></text:p>
      <text:p text:style-name="P19">Solution Notes:</text:p>
      <text:p text:style-name="Text_20_body"/>
      <text:p text:style-name="P27">get the length of the next lines input, then loop through this and add each item to the set before printing out the length as requested.</text:p>
      <text:p text:style-name="Text_20_body"/>
      <text:h text:style-name="P10" text:outline-level="4"/>
      <text:h text:style-name="P35" text:outline-level="4"><text:span text:style-name="T1">Set_difference</text:span><text:span text:style-name="T17"> </text:span></text:h>
      <text:p text:style-name="P38"><text:span text:style-name="T3">Link:</text:span><text:a xlink:type="simple" xlink:href="https://www.hackerrank.com/challenges/py-set-difference-operation/problem" text:style-name="Internet_20_link" text:visited-style-name="Visited_20_Internet_20_Link"><text:span text:style-name="T24">https://www.hackerrank.com/challenges/py-set-difference-operation/problem</text:span></text:a></text:p>
      <text:p text:style-name="P38"><text:span text:style-name="T3">Status:</text:span><text:span text:style-name="T17"> </text:span><text:span text:style-name="T5">Success</text:span></text:p>
      <text:p text:style-name="P38"><text:span text:style-name="T3">Time Taken: </text:span><text:span text:style-name="T5">5min</text:span></text:p>
      <text:p text:style-name="P38"><text:span text:style-name="T3">Date: </text:span><text:span text:style-name="T5">1st</text:span><text:span text:style-name="T17"> </text:span><text:span text:style-name="T5">October 2025</text:span></text:p>
      <text:p text:style-name="P19">Solution Notes:</text:p>
      <text:p text:style-name="Text_20_body"/>
      <text:p text:style-name="P27">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0" text:outline-level="4">Set_discard_remove_pop </text:h>
      <text:p text:style-name="P38"><text:span text:style-name="T3">Link: </text:span><text:a xlink:type="simple" xlink:href="https://www.hackerrank.com/challenges/py-set-discard-remove-pop/problem" text:style-name="Internet_20_link" text:visited-style-name="Visited_20_Internet_20_Link"><text:span text:style-name="T24">https://www.hackerrank.com/challenges/py-set-discard-remove-pop/problem</text:span></text:a></text:p>
      <text:p text:style-name="P38"><text:span text:style-name="T3">Status: </text:span><text:span text:style-name="T5">Success</text:span></text:p>
      <text:p text:style-name="P38"><text:span text:style-name="T3">Time Taken: </text:span><text:span text:style-name="T5">10min</text:span></text:p>
      <text:p text:style-name="P38"><text:span text:style-name="T3">Date: </text:span><text:span text:style-name="T5">1st</text:span><text:span text:style-name="T17"> </text:span><text:span text:style-name="T5">October 2025</text:span></text:p>
      <text:p text:style-name="P19">Solution Notes:</text:p>
      <text:p text:style-name="Text_20_body"/>
      <text:p text:style-name="P27">get the length of the values on the next line to get it out the way, then take those elements turn them into a map of integers before converting into a set.</text:p>
      <text:p text:style-name="Text_20_body"/>
      <text:p text:style-name="P27">Then get the command number</text:p>
      <text:p text:style-name="Text_20_body"/>
      <text:p text:style-name="P27">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27">Finally, return the sum of the set as requested.</text:p>
      <text:p text:style-name="Text_20_body"/>
      <text:h text:style-name="P10" text:outline-level="4"/>
      <text:h text:style-name="P35" text:outline-level="4"><text:span text:style-name="T1">Set_intersection</text:span><text:span text:style-name="T17"> </text:span></text:h>
      <text:p text:style-name="P38"><text:span text:style-name="T3">Link:</text:span><text:a xlink:type="simple" xlink:href="https://www.hackerrank.com/challenges/py-set-intersection-operation/problem" text:style-name="Internet_20_link" text:visited-style-name="Visited_20_Internet_20_Link"><text:span text:style-name="T24">https://www.hackerrank.com/challenges/py-set-intersection-operation/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1st</text:span><text:span text:style-name="T17"> </text:span><text:span text:style-name="T5">October 2025</text:span></text:p>
      <text:p text:style-name="P19">Solution Notes:</text:p>
      <text:p text:style-name="P27">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34" text:outline-level="4"><text:span text:style-name="T1">Set_mutations</text:span><text:span text:style-name="T17"> </text:span></text:h>
      <text:p text:style-name="P38"><text:span text:style-name="T3">Link:</text:span><text:a xlink:type="simple" xlink:href="https://www.hackerrank.com/challenges/py-set-mutations/problem" text:style-name="Internet_20_link" text:visited-style-name="Visited_20_Internet_20_Link"><text:span text:style-name="T24">https://www.hackerrank.com/challenges/py-set-mutations/problem</text:span></text:a></text:p>
      <text:p text:style-name="P38"><text:span text:style-name="T3">Status: </text:span><text:span text:style-name="T5">Success</text:span></text:p>
      <text:p text:style-name="P38"><text:span text:style-name="T3">Time Taken: </text:span><text:span text:style-name="T5">15min had to google to parse input</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get the input then loop through the next following lines spliting each input to get the command beofre getting the new set, using either getattr set1, command set 2 to apply the command or a bunch of if else statements.</text:p>
      <text:p text:style-name="Text_20_body"/>
      <text:h text:style-name="P34" text:outline-level="4"><text:span text:style-name="T1">Set_symmetric_difference</text:span><text:span text:style-name="T17"> </text:span></text:h>
      <text:p text:style-name="P38"><text:span text:style-name="T3">Link:</text:span><text:a xlink:type="simple" xlink:href="https://www.hackerrank.com/challenges/py-set-symmetric-difference-operation/problem" text:style-name="Internet_20_link" text:visited-style-name="Visited_20_Internet_20_Link"><text:span text:style-name="T24">https://www.hackerrank.com/challenges/py-set-symmetric-difference-operation/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just use the built in functions and return the len of the res set.</text:p>
      <text:p text:style-name="Text_20_body"/>
      <text:h text:style-name="P10" text:outline-level="4"/>
      <text:h text:style-name="P11" text:outline-level="4">Set_union </text:h>
      <text:p text:style-name="P38"><text:span text:style-name="T3">Link:</text:span><text:a xlink:type="simple" xlink:href="https://www.hackerrank.com/challenges/py-set-union/problem" text:style-name="Internet_20_link" text:visited-style-name="Visited_20_Internet_20_Link"><text:span text:style-name="T24">https://www.hackerrank.com/challenges/py-set-union/problem</text:span></text:a></text:p>
      <text:p text:style-name="P38"><text:span text:style-name="T3">Status:</text:span><text:span text:style-name="T17"> </text:span><text:span text:style-name="T5">Success</text:span></text:p>
      <text:p text:style-name="P38"><text:span text:style-name="T3">Time Taken: </text:span><text:span text:style-name="T5">5min</text:span></text:p>
      <text:p text:style-name="P38"><text:span text:style-name="T3">Date:</text:span><text:span text:style-name="T17"> </text:span><text:span text:style-name="T5">1st</text:span><text:span text:style-name="T17"> </text:span><text:span text:style-name="T5">October 2025</text:span></text:p>
      <text:p text:style-name="P19">Solution Notes:</text:p>
      <text:p text:style-name="Text_20_body"/>
      <text:p text:style-name="P27">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34" text:outline-level="4"><text:span text:style-name="T1">Sets_intro</text:span><text:span text:style-name="T17"> </text:span></text:h>
      <text:p text:style-name="P38"><text:span text:style-name="T3">Link:</text:span><text:a xlink:type="simple" xlink:href="https://www.hackerrank.com/challenges/py-introduction-to-sets/problem" text:style-name="Internet_20_link" text:visited-style-name="Visited_20_Internet_20_Link"><text:span text:style-name="T24">https://www.hackerrank.com/challenges/py-introduction-to-sets/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24th September 2025</text:span></text:p>
      <text:p text:style-name="P19">Solution Notes:</text:p>
      <text:p text:style-name="Text_20_body"/>
      <text:p text:style-name="P27">just create a set to get unique elements form an array and find it the average.</text:p>
      <text:p text:style-name="Text_20_body"/>
      <text:h text:style-name="P34" text:outline-level="4"><text:span text:style-name="T1">Symmetric_difference</text:span><text:span text:style-name="T17"> </text:span></text:h>
      <text:p text:style-name="P38"><text:span text:style-name="T3">Link:</text:span><text:a xlink:type="simple" xlink:href="https://www.hackerrank.com/challenges/symmetric-difference/problem" text:style-name="Internet_20_link" text:visited-style-name="Visited_20_Internet_20_Link"><text:span text:style-name="T24">https://www.hackerrank.com/challenges/symmetric-difference/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24th September 2025</text:span></text:p>
      <text:p text:style-name="P19">Solution Notes:</text:p>
      <text:p text:style-name="Text_20_body"/>
      <text:p text:style-name="P27">create two sets and then use the ^ operator to find the symmetric difference between them, which is the union of the differences.</text:p>
      <text:p text:style-name="Text_20_body"/>
      <text:h text:style-name="P8" text:outline-level="3"/>
      <text:h text:style-name="P9" text:outline-level="3">String</text:h>
      <text:h text:style-name="P34" text:outline-level="4"><text:span text:style-name="T1">What_your_name</text:span><text:span text:style-name="T17"> </text:span></text:h>
      <text:p text:style-name="P38"><text:span text:style-name="T3">Link:</text:span><text:a xlink:type="simple" xlink:href="https://www.hackerrank.com/challenges/whats-your-name/problem" text:style-name="Internet_20_link" text:visited-style-name="Visited_20_Internet_20_Link"><text:span text:style-name="T25"> </text:span></text:a><text:a xlink:type="simple" xlink:href="https://www.hackerrank.com/challenges/whats-your-name/problem" text:style-name="Internet_20_link" text:visited-style-name="Visited_20_Internet_20_Link"><text:span text:style-name="T24">https://www.hackerrank.com/challenges/whats-your-name/problem</text:span></text:a></text:p>
      <text:p text:style-name="P38"><text:span text:style-name="T3">Status: </text:span><text:span text:style-name="T5">Success</text:span></text:p>
      <text:p text:style-name="P38"><text:span text:style-name="T3">Time Taken: </text:span><text:span text:style-name="T5">3min</text:span></text:p>
      <text:p text:style-name="P38"><text:span text:style-name="T3">Date:</text:span><text:span text:style-name="T17"> </text:span><text:span text:style-name="T5">19th August 2025</text:span></text:p>
      <text:p text:style-name="P19">Solution Notes:</text:p>
      <text:p text:style-name="Text_20_body"/>
      <text:p text:style-name="P27">just use f string to print the given name variables.</text:p>
      <text:p text:style-name="Text_20_body"/>
      <text:h text:style-name="P34" text:outline-level="4"><text:span text:style-name="T1">Alphabet_rangoli</text:span><text:span text:style-name="T17"> </text:span></text:h>
      <text:p text:style-name="P38"><text:span text:style-name="T3">Link:</text:span><text:a xlink:type="simple" xlink:href="https://www.hackerrank.com/challenges/alphabet-rangoli/problem" text:style-name="Internet_20_link" text:visited-style-name="Visited_20_Internet_20_Link"><text:span text:style-name="T24">https://www.hackerrank.com/challenges/alphabet-rangoli/problem</text:span></text:a></text:p>
      <text:p text:style-name="P38"><text:span text:style-name="T3">Status: </text:span><text:span text:style-name="T5">Success</text:span></text:p>
      <text:p text:style-name="P38"><text:span text:style-name="T3">Time Taken: </text:span><text:span text:style-name="T5">15min</text:span></text:p>
      <text:p text:style-name="P38"><text:span text:style-name="T3">Date: </text:span><text:span text:style-name="T5">25th August 2025</text:span></text:p>
      <text:p text:style-name="P19">Solution Notes:</text:p>
      <text:p text:style-name="P27">firstly each line will contain some varience of N letters so 3 the max would equal c b a b c, with the middle letter being the starting letter, with the top and bottom being c then the next row would be c b c</text:p>
      <text:p text:style-name="Text_20_body"/>
      <text:p text:style-name="P27">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0" text:outline-level="4"/>
      <text:h text:style-name="P35" text:outline-level="4"><text:span text:style-name="T1">Capitalize</text:span><text:span text:style-name="T17"> </text:span></text:h>
      <text:p text:style-name="P38"><text:span text:style-name="T3">Link:</text:span><text:a xlink:type="simple" xlink:href="https://www.hackerrank.com/challenges/capitalize/submissions/code/445146036" text:style-name="Internet_20_link" text:visited-style-name="Visited_20_Internet_20_Link"><text:span text:style-name="T24">https://www.hackerrank.com/challenges/capitalize/submissions/code/445146036</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text:span><text:span text:style-name="T17"> </text:span><text:span text:style-name="T5">25th August 2025</text:span></text:p>
      <text:p text:style-name="P19">Solution Notes:</text:p>
      <text:p text:style-name="Text_20_body"/>
      <text:p text:style-name="P27">given a string capitalize the first letter of it.</text:p>
      <text:p text:style-name="Text_20_body"/>
      <text:p text:style-name="P27">Split the string on spaces</text:p>
      <text:p text:style-name="Text_20_body"/>
      <text:p text:style-name="P27">loop through words using the .capitalize() to capitalize the first letter plus adding the space back again and appending it to a result variable and return it.</text:p>
      <text:p text:style-name="Text_20_body"/>
      <text:h text:style-name="P34" text:outline-level="4"><text:span text:style-name="T1">Designer_door_mat</text:span><text:span text:style-name="T17"> </text:span></text:h>
      <text:p text:style-name="P38"><text:span text:style-name="T3">Link:</text:span><text:a xlink:type="simple" xlink:href="https://www.hackerrank.com/challenges/designer-door-mat/submissions/code/445131603" text:style-name="Internet_20_link" text:visited-style-name="Visited_20_Internet_20_Link"><text:span text:style-name="T24">https://www.hackerrank.com/challenges/designer-door-mat/submissions/code/445131603</text:span></text:a></text:p>
      <text:p text:style-name="P38"><text:span text:style-name="T3">Status:</text:span><text:span text:style-name="T17"> </text:span><text:span text:style-name="T5">Success</text:span></text:p>
      <text:p text:style-name="P38"><text:span text:style-name="T3">Time Taken: </text:span><text:span text:style-name="T5">5min</text:span></text:p>
      <text:p text:style-name="P38"><text:span text:style-name="T3">Date: </text:span><text:span text:style-name="T5">25th August 2025</text:span></text:p>
      <text:p text:style-name="P19">Solution Notes:</text:p>
      <text:p text:style-name="P27">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0" text:outline-level="4">Find_a_string</text:h>
      <text:p text:style-name="P38"><text:span text:style-name="T3">Link:</text:span><text:a xlink:type="simple" xlink:href="https://www.hackerrank.com/challenges/find-a-string/submissions/code/445126905" text:style-name="Internet_20_link" text:visited-style-name="Visited_20_Internet_20_Link"><text:span text:style-name="T25"> </text:span></text:a><text:a xlink:type="simple" xlink:href="https://www.hackerrank.com/challenges/find-a-string/submissions/code/445126905" text:style-name="Internet_20_link" text:visited-style-name="Visited_20_Internet_20_Link"><text:span text:style-name="T24">https://www.hackerrank.com/challenges/find-a-string/submissions/code/445126905</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25th August 2025</text:span></text:p>
      <text:p text:style-name="P19">Solution Notes:</text:p>
      <text:p text:style-name="Text_20_body"/>
      <text:p text:style-name="P27">start a count after receiving a string and the desired sub string to find the number of times that substring appears.</text:p>
      <text:p text:style-name="Text_20_body"/>
      <text:p text:style-name="P27">So loop for the length of the string, and checking if string I: startswith the sub_string increment a count, before returning it.</text:p>
      <text:h text:style-name="P36" text:outline-level="4"><text:soft-page-break/><text:span text:style-name="T1">Merge_tools</text:span><text:span text:style-name="T17"> </text:span></text:h>
      <text:p text:style-name="P38"><text:span text:style-name="T3">Link:</text:span><text:a xlink:type="simple" xlink:href="https://www.hackerrank.com/challenges/merge-the-tools/submissions/code/445271654" text:style-name="Internet_20_link" text:visited-style-name="Visited_20_Internet_20_Link"><text:span text:style-name="T24">https://www.hackerrank.com/challenges/merge-the-tools/submissions/code/445271654</text:span></text:a></text:p>
      <text:p text:style-name="P38"><text:span text:style-name="T3">Status:</text:span><text:span text:style-name="T17"> </text:span><text:span text:style-name="T5">Success</text:span></text:p>
      <text:p text:style-name="P38"><text:span text:style-name="T3">Time Taken: </text:span><text:span text:style-name="T5">25min</text:span></text:p>
      <text:p text:style-name="P38"><text:span text:style-name="T3">Date:</text:span><text:span text:style-name="T17"> </text:span><text:span text:style-name="T5">25th August 2025</text:span></text:p>
      <text:p text:style-name="P19">Solution Notes:</text:p>
      <text:p text:style-name="P27">given a string and a factor of the length of the string return the unique characters in their substrings.</text:p>
      <text:p text:style-name="Text_20_body"/>
      <text:p text:style-name="P19">V1 approach:</text:p>
      <text:p text:style-name="Text_20_body"/>
      <text:p text:style-name="P27">create a substrings array</text:p>
      <text:p text:style-name="Text_20_body"/>
      <text:p text:style-name="P27">loop for the string appending each substring to that array based on the input value k (factor value)</text:p>
      <text:p text:style-name="Text_20_body"/>
      <text:p text:style-name="P27">then loop over each char in each string (creating a unique char list) of the substring</text:p>
      <text:p text:style-name="Text_20_body"/>
      <text:p text:style-name="P27">for each char in the string if it is not in the unique char list appending it</text:p>
      <text:p text:style-name="Text_20_body"/>
      <text:p text:style-name="P27">then print the unique_chars out using “”.join(unique_chars)</text:p>
      <text:p text:style-name="Text_20_body"/>
      <text:p text:style-name="P19">V2 approach</text:p>
      <text:p text:style-name="Text_20_body"/>
      <text:p text:style-name="P27">loop through the string for every iteration create a unique chars array and inner loop which loops over the substrings created upon each iteration check if each char is not in the unique_chars append the char before returning it the same way as V1.</text:p>
      <text:h text:style-name="P10" text:outline-level="4"/>
      <text:h text:style-name="P35" text:outline-level="4"><text:span text:style-name="T1">Minion_game</text:span><text:span text:style-name="T17"> </text:span></text:h>
      <text:p text:style-name="P38"><text:span text:style-name="T3">Link:</text:span><text:a xlink:type="simple" xlink:href="https://www.hackerrank.com/challenges/the-minion-game/problem" text:style-name="Internet_20_link" text:visited-style-name="Visited_20_Internet_20_Link"><text:span text:style-name="T24">https://www.hackerrank.com/challenges/the-minion-game/problem</text:span></text:a></text:p>
      <text:p text:style-name="P38"><text:span text:style-name="T3">Status: </text:span><text:span text:style-name="T5">Success</text:span></text:p>
      <text:p text:style-name="P38"><text:span text:style-name="T3">Time Taken: </text:span><text:span text:style-name="T5">15min</text:span></text:p>
      <text:p text:style-name="P38"><text:span text:style-name="T3">Date:</text:span><text:span text:style-name="T17"> </text:span><text:span text:style-name="T5">25th August 2025</text:span></text:p>
      <text:p text:style-name="P19">Solution Notes:</text:p>
      <text:p text:style-name="Text_20_body"/>
      <text:p text:style-name="P27">based on substrings count how many times it occurs in the og string adding a point for each time it occurs, for kevin or stuart depending on if it starts with a vowel or not.</text:p>
      <text:p text:style-name="Text_20_body"/>
      <text:p text:style-name="P27">Firstly initalise the score tracking variables the vowels.</text:p>
      <text:p text:style-name="Text_20_body"/>
      <text:p text:style-name="P27">Loop through the string if string[i] is one of the vowels add a score to the relevant user</text:p>
      <text:p text:style-name="Text_20_body"/>
      <text:p text:style-name="P27">to add a score to len(string) – I, which effectively if the first substring begins with B, for Banana all sub strings are 6, effectively adding this to the total score for other characters</text:p>
      <text:p text:style-name="Text_20_body"/>
      <text:p text:style-name="P27">then just return the higher score or if they are same return draw.</text:p>
      <text:h text:style-name="P10" text:outline-level="4"/>
      <text:h text:style-name="P11" text:outline-level="4">Mutations</text:h>
      <text:p text:style-name="P38"><text:span text:style-name="T3">Link:</text:span><text:a xlink:type="simple" xlink:href="https://www.hackerrank.com/challenges/python-mutations/submissions/code/444217151" text:style-name="Internet_20_link" text:visited-style-name="Visited_20_Internet_20_Link"><text:span text:style-name="T25"> </text:span></text:a><text:a xlink:type="simple" xlink:href="https://www.hackerrank.com/challenges/python-mutations/submissions/code/444217151" text:style-name="Internet_20_link" text:visited-style-name="Visited_20_Internet_20_Link"><text:span text:style-name="T24">https://www.hackerrank.com/challenges/python-mutations/submissions/code/444217151</text:span></text:a></text:p>
      <text:p text:style-name="P38"><text:span text:style-name="T3">Status:</text:span><text:span text:style-name="T17"> </text:span><text:span text:style-name="T5">Success</text:span></text:p>
      <text:p text:style-name="P38"><text:span text:style-name="T3">Time Taken: </text:span><text:span text:style-name="T5">5min</text:span></text:p>
      <text:p text:style-name="P38"><text:span text:style-name="T3">Date: </text:span><text:span text:style-name="T5">19th August 2025</text:span></text:p>
      <text:p text:style-name="P19">Solution Notes:</text:p>
      <text:p text:style-name="Text_20_body"/>
      <text:p text:style-name="P27">Either convert the string into a list using the list() turning the string into [“a”, “b”, … “n”].</text:p>
      <text:p text:style-name="Text_20_body"/>
      <text:p text:style-name="P27">Then update the character at the given position variable accessed like [position] with the new character variable.</text:p>
      <text:p text:style-name="Text_20_body"/>
      <text:p text:style-name="P27">Before joining this list back into a string using “”.join(l)</text:p>
      <text:p text:style-name="Text_20_body"/>
      <text:p text:style-name="P27">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27">had to write the input, desired output and my output into a text document to see where my code was going wrong.</text:p>
      <text:p text:style-name="Text_20_body"/>
      <text:h text:style-name="P10" text:outline-level="4">String_formatting </text:h>
      <text:p text:style-name="P38"><text:span text:style-name="T3">Link:</text:span><text:a xlink:type="simple" xlink:href="https://www.hackerrank.com/challenges/python-string-formatting/submissions/code/445142174" text:style-name="Internet_20_link" text:visited-style-name="Visited_20_Internet_20_Link"><text:span text:style-name="T24">https://www.hackerrank.com/challenges/python-string-formatting/submissions/code/445142174</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25th August 2025</text:span></text:p>
      <text:p text:style-name="P19">Solution Notes:</text:p>
      <text:p text:style-name="Text_20_body"/>
      <text:p text:style-name="P27">given an integer n starting from one output itself, binary, octal and hex values, with some special formating using rjust and the width of the length of the binary number output.</text:p>
      <text:p text:style-name="Text_20_body"/>
      <text:p text:style-name="P27">With the [2:] being used to get rid of the 0x output to the binary and hex outputs.</text:p>
      <text:p text:style-name="Text_20_body"/>
      <text:h text:style-name="P10" text:outline-level="4"><text:soft-page-break/>String_split_and_join </text:h>
      <text:p text:style-name="P38"><text:span text:style-name="T3">Link:</text:span><text:a xlink:type="simple" xlink:href="https://www.hackerrank.com/challenges/python-string-split-and-join/submissions/code/444214981" text:style-name="Internet_20_link" text:visited-style-name="Visited_20_Internet_20_Link"><text:span text:style-name="T25"> </text:span></text:a><text:a xlink:type="simple" xlink:href="https://www.hackerrank.com/challenges/python-string-split-and-join/submissions/code/444214981" text:style-name="Internet_20_link" text:visited-style-name="Visited_20_Internet_20_Link"><text:span text:style-name="T24">https://www.hackerrank.com/challenges/python-string-split-and-join/submissions/code/444214981</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19th August 2025</text:span></text:p>
      <text:p text:style-name="P19">Solution Notes:</text:p>
      <text:p text:style-name="Text_20_body"/>
      <text:p text:style-name="P27">use the .join function with the “-” on the input split on the “ ”.</text:p>
      <text:p text:style-name="Text_20_body"/>
      <text:h text:style-name="P34" text:outline-level="4"><text:span text:style-name="T1">String_validators</text:span><text:span text:style-name="T17"> </text:span></text:h>
      <text:p text:style-name="P38"><text:span text:style-name="T3">Link:</text:span><text:a xlink:type="simple" xlink:href="https://www.hackerrank.com/challenges/string-validators/submissions/code/445128142" text:style-name="Internet_20_link" text:visited-style-name="Visited_20_Internet_20_Link"><text:span text:style-name="T25"> </text:span></text:a><text:a xlink:type="simple" xlink:href="https://www.hackerrank.com/challenges/string-validators/submissions/code/445128142" text:style-name="Internet_20_link" text:visited-style-name="Visited_20_Internet_20_Link"><text:span text:style-name="T24">https://www.hackerrank.com/challenges/string-validators/submissions/code/445128142</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25th August 2025</text:span></text:p>
      <text:p text:style-name="P19">Solution Notes:</text:p>
      <text:p text:style-name="Text_20_body"/>
      <text:p text:style-name="P27">basically return true or false if any of the string characters are either alphanumeric, alphabetic, digits, uppercase, lowercase</text:p>
      <text:p text:style-name="Text_20_body"/>
      <text:p text:style-name="P27">this is done by assigning a variable using the command any(c.condition for c in s)</text:p>
      <text:h text:style-name="P34" text:outline-level="4"><text:span text:style-name="T1">Swapcase</text:span><text:span text:style-name="T17"> </text:span></text:h>
      <text:p text:style-name="P38"><text:span text:style-name="T3">Link:</text:span><text:a xlink:type="simple" xlink:href="https://www.hackerrank.com/challenges/swap-case/problem" text:style-name="Internet_20_link" text:visited-style-name="Visited_20_Internet_20_Link"><text:span text:style-name="T25"> </text:span></text:a><text:a xlink:type="simple" xlink:href="https://www.hackerrank.com/challenges/swap-case/problem" text:style-name="Internet_20_link" text:visited-style-name="Visited_20_Internet_20_Link"><text:span text:style-name="T24">https://www.hackerrank.com/challenges/swap-case/problem</text:span></text:a></text:p>
      <text:p text:style-name="P38"><text:span text:style-name="T3">Status: </text:span><text:span text:style-name="T5">Success</text:span></text:p>
      <text:p text:style-name="P38"><text:span text:style-name="T3">Time Taken: </text:span><text:span text:style-name="T5">24min</text:span></text:p>
      <text:p text:style-name="P38"><text:span text:style-name="T3">Date:</text:span><text:span text:style-name="T17"> </text:span><text:span text:style-name="T5">15th August 2025</text:span></text:p>
      <text:p text:style-name="P19">Solution Notes:</text:p>
      <text:p text:style-name="Text_20_body"/>
      <text:p text:style-name="P27">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0" text:outline-level="4"/>
      <text:h text:style-name="P11" text:outline-level="4">Text_alignment</text:h>
      <text:p text:style-name="P38"><text:span text:style-name="T3">Link:</text:span><text:a xlink:type="simple" xlink:href="https://www.hackerrank.com/challenges/text-alignment/problem" text:style-name="Internet_20_link" text:visited-style-name="Visited_20_Internet_20_Link"><text:span text:style-name="T25"> </text:span></text:a><text:a xlink:type="simple" xlink:href="https://www.hackerrank.com/challenges/text-alignment/problem" text:style-name="Internet_20_link" text:visited-style-name="Visited_20_Internet_20_Link"><text:span text:style-name="T24">https://www.hackerrank.com/challenges/text-alignment/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25th August 2025</text:span></text:p>
      <text:p text:style-name="P19">Solution Notes:</text:p>
      <text:p text:style-name="Text_20_body"/>
      <text:p text:style-name="P27">Use ljust, .center and rjust to correctly fill out the predefined code to print out the symbol.</text:p>
      <text:h text:style-name="P34" text:outline-level="4"><text:span text:style-name="T1">Text_wrap</text:span><text:span text:style-name="T17"> </text:span></text:h>
      <text:p text:style-name="P38"><text:span text:style-name="T3">Link:</text:span><text:a xlink:type="simple" xlink:href="https://www.hackerrank.com/challenges/text-wrap/submissions/code/445130517" text:style-name="Internet_20_link" text:visited-style-name="Visited_20_Internet_20_Link"><text:span text:style-name="T25"> </text:span></text:a><text:a xlink:type="simple" xlink:href="https://www.hackerrank.com/challenges/text-wrap/submissions/code/445130517" text:style-name="Internet_20_link" text:visited-style-name="Visited_20_Internet_20_Link"><text:span text:style-name="T24">https://www.hackerrank.com/challenges/text-wrap/submissions/code/445130517</text:span></text:a></text:p>
      <text:p text:style-name="P38"><text:span text:style-name="T3">Status:</text:span><text:span text:style-name="T17">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25th August 2025</text:span></text:p>
      <text:p text:style-name="P19">Solution Notes:</text:p>
      <text:p text:style-name="P27">given string output across new lines in chunks of a specified length.</text:p>
      <text:p text:style-name="Text_20_body"/>
      <text:p text:style-name="P27">To do this loop of over the string from 0 to the string at the increment given, before appending that new string from I:i + max width + a new line and then printing it out.</text:p>
      <text:p text:style-name="Text_20_body"/>
      <text:h text:style-name="P4" text:outline-level="2">SQL</text:h>
      <text:h text:style-name="P8" text:outline-level="3">Basic_Join</text:h>
      <text:h text:style-name="P10" text:outline-level="4">Population_sensus</text:h>
      <text:p text:style-name="P38"><text:span text:style-name="T3">Link:</text:span><text:a xlink:type="simple" xlink:href="https://www.hackerrank.com/challenges/asian-population/problem" text:style-name="Internet_20_link" text:visited-style-name="Visited_20_Internet_20_Link"><text:span text:style-name="T25"> </text:span></text:a><text:a xlink:type="simple" xlink:href="https://www.hackerrank.com/challenges/asian-population/problem" text:style-name="Internet_20_link" text:visited-style-name="Visited_20_Internet_20_Link"><text:span text:style-name="T24">https://www.hackerrank.com/challenges/asian-population/problem</text:span></text:a></text:p>
      <text:p text:style-name="P38"><text:span text:style-name="T3">Status: </text:span><text:span text:style-name="T5">Success</text:span></text:p>
      <text:p text:style-name="P38"><text:span text:style-name="T3">Time Taken:</text:span><text:span text:style-name="T17"> </text:span><text:span text:style-name="T5">20min</text:span></text:p>
      <text:p text:style-name="P38"><text:span text:style-name="T3">Date:</text:span><text:span text:style-name="T17"> </text:span><text:span text:style-name="T5">14th August 2025</text:span></text:p>
      <text:p text:style-name="P19">Solution Notes:</text:p>
      <text:p text:style-name="Text_20_body"/>
      <text:p text:style-name="P27">firstly need to sum the city population, before perfomring a jobin using the country table on the city.country code and make sure that is Asia, need to research more about joins in SQL.</text:p>
      <text:p text:style-name="Text_20_body"/>
      <text:h text:style-name="P8" text:outline-level="3"><text:soft-page-break/>Basic_Select</text:h>
      <text:h text:style-name="P34" text:outline-level="4"><text:span text:style-name="T1">Japanese_city_attributes</text:span><text:span text:style-name="T17"> </text:span></text:h>
      <text:p text:style-name="P38"><text:span text:style-name="T3">Link:</text:span><text:a xlink:type="simple" xlink:href="https://www.hackerrank.com/challenges/japanese-cities-attributes/problem" text:style-name="Internet_20_link" text:visited-style-name="Visited_20_Internet_20_Link"><text:span text:style-name="T25"> </text:span></text:a><text:a xlink:type="simple" xlink:href="https://www.hackerrank.com/challenges/japanese-cities-attributes/problem" text:style-name="Internet_20_link" text:visited-style-name="Visited_20_Internet_20_Link"><text:span text:style-name="T24">https://www.hackerrank.com/challenges/japanese-cities-attributes/problem</text:span></text:a></text:p>
      <text:p text:style-name="P38"><text:span text:style-name="T3">Status: </text:span><text:span text:style-name="T5">Success</text:span></text:p>
      <text:p text:style-name="P38"><text:span text:style-name="T3">Time Taken</text:span><text:span text:style-name="T5">: 5min</text:span></text:p>
      <text:p text:style-name="P38"><text:span text:style-name="T3">Date:</text:span><text:span text:style-name="T17"> </text:span><text:span text:style-name="T5">19th August 2025</text:span></text:p>
      <text:p text:style-name="P19">Solution Notes:</text:p>
      <text:p text:style-name="Text_20_body"/>
      <text:p text:style-name="P27">Just select the information based on country Japan</text:p>
      <text:p text:style-name="Text_20_body"/>
      <text:h text:style-name="P34" text:outline-level="4"><text:span text:style-name="T1">Japanese_city_names</text:span><text:span text:style-name="T17"> </text:span></text:h>
      <text:p text:style-name="P38"><text:span text:style-name="T3">Link:</text:span><text:a xlink:type="simple" xlink:href="https://www.hackerrank.com/challenges/japanese-cities-name/problem" text:style-name="Internet_20_link" text:visited-style-name="Visited_20_Internet_20_Link"><text:span text:style-name="T25"> </text:span></text:a><text:a xlink:type="simple" xlink:href="https://www.hackerrank.com/challenges/japanese-cities-name/problem" text:style-name="Internet_20_link" text:visited-style-name="Visited_20_Internet_20_Link"><text:span text:style-name="T24">https://www.hackerrank.com/challenges/japanese-cities-name/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19th August 2025</text:span></text:p>
      <text:p text:style-name="P19">Solution Notes:</text:p>
      <text:p text:style-name="Text_20_body"/>
      <text:p text:style-name="P27">Just select the city information based on country Japan</text:p>
      <text:h text:style-name="P34" text:outline-level="4"><text:span text:style-name="T1">Revising_select1</text:span><text:span text:style-name="T17"> </text:span></text:h>
      <text:p text:style-name="P38"><text:span text:style-name="T3">Link:</text:span><text:a xlink:type="simple" xlink:href="https://www.hackerrank.com/challenges/revising-the-select-query/problem" text:style-name="Internet_20_link" text:visited-style-name="Visited_20_Internet_20_Link"><text:span text:style-name="T25"> </text:span></text:a><text:a xlink:type="simple" xlink:href="https://www.hackerrank.com/challenges/revising-the-select-query/problem" text:style-name="Internet_20_link" text:visited-style-name="Visited_20_Internet_20_Link"><text:span text:style-name="T24">https://www.hackerrank.com/challenges/revising-the-select-query/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19th August 2025</text:span></text:p>
      <text:p text:style-name="P19">Solution Notes:</text:p>
      <text:p text:style-name="Text_20_body"/>
      <text:p text:style-name="P27">just use a basic select statement with a where and a AND statement to get results greater than population number and only in the USA.</text:p>
      <text:h text:style-name="P10" text:outline-level="4"/>
      <text:h text:style-name="P11" text:outline-level="4">Revising_select2 </text:h>
      <text:p text:style-name="P38"><text:span text:style-name="T3">Link:</text:span><text:a xlink:type="simple" xlink:href="https://www.hackerrank.com/challenges/revising-the-select-query-2/submissions/code/444337103" text:style-name="Internet_20_link" text:visited-style-name="Visited_20_Internet_20_Link"><text:span text:style-name="T25"> </text:span></text:a><text:a xlink:type="simple" xlink:href="https://www.hackerrank.com/challenges/revising-the-select-query-2/submissions/code/444337103" text:style-name="Internet_20_link" text:visited-style-name="Visited_20_Internet_20_Link"><text:span text:style-name="T24">https://www.hackerrank.com/challenges/revising-the-select-query-2/</text:span></text:a><text:a xlink:type="simple" xlink:href="https://www.hackerrank.com/challenges/revising-the-select-query/problem" text:style-name="Internet_20_link" text:visited-style-name="Visited_20_Internet_20_Link">problem</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19th August 2025</text:span></text:p>
      <text:p text:style-name="P19">Solution Notes:</text:p>
      <text:p text:style-name="Text_20_body"/>
      <text:p text:style-name="P27">Same as select query 1 just only get the city this time.</text:p>
      <text:p text:style-name="Text_20_body"/>
      <text:h text:style-name="P34" text:outline-level="4"><text:span text:style-name="T1">Select_all</text:span><text:span text:style-name="T17"> </text:span></text:h>
      <text:p text:style-name="P38"><text:span text:style-name="T3">Link</text:span><text:span text:style-name="T5">:</text:span><text:a xlink:type="simple" xlink:href="https://www.hackerrank.com/challenges/select-all-sql/problem" text:style-name="Internet_20_link" text:visited-style-name="Visited_20_Internet_20_Link"><text:span text:style-name="T17"> </text:span></text:a><text:a xlink:type="simple" xlink:href="https://www.hackerrank.com/challenges/select-all-sql/problem" text:style-name="Internet_20_link" text:visited-style-name="Visited_20_Internet_20_Link"><text:span text:style-name="T24">https://www.hackerrank.com/challenges/select-all-sql/problem</text:span></text:a></text:p>
      <text:p text:style-name="P38"><text:span text:style-name="T3">Status</text:span><text:span text:style-name="T5">: Success</text:span></text:p>
      <text:p text:style-name="P38"><text:span text:style-name="T3">Time Taken: 5</text:span><text:span text:style-name="T2">min</text:span></text:p>
      <text:p text:style-name="P12">Date: 14th August 2025</text:p>
      <text:p text:style-name="P19">Solution Notes:</text:p>
      <text:p text:style-name="Text_20_body"/>
      <text:p text:style-name="P27">Just select all using SQL, nothing complicated</text:p>
      <text:h text:style-name="P34" text:outline-level="4"><text:span text:style-name="T1">Select_by_id</text:span><text:span text:style-name="T17"> </text:span></text:h>
      <text:p text:style-name="P38"><text:span text:style-name="T3">Link:</text:span><text:a xlink:type="simple" xlink:href="https://www.hackerrank.com/challenges/select-by-id/problem" text:style-name="Internet_20_link" text:visited-style-name="Visited_20_Internet_20_Link"><text:span text:style-name="T25"> </text:span></text:a><text:a xlink:type="simple" xlink:href="https://www.hackerrank.com/challenges/select-by-id/problem" text:style-name="Internet_20_link" text:visited-style-name="Visited_20_Internet_20_Link"><text:span text:style-name="T24">https://www.hackerrank.com/challenges/select-by-id/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19th August 2025</text:span></text:p>
      <text:p text:style-name="P19">Solution Notes:</text:p>
      <text:p text:style-name="Text_20_body"/>
      <text:p text:style-name="P27">Just select the city based on ID.</text:p>
      <text:p text:style-name="Text_20_body"/>
      <text:h text:style-name="P34" text:outline-level="4"><text:span text:style-name="T1">Weather_station1</text:span><text:span text:style-name="T17"> </text:span></text:h>
      <text:p text:style-name="P38"><text:span text:style-name="T3">Link</text:span><text:span text:style-name="T5">:</text:span><text:a xlink:type="simple" xlink:href="https://www.hackerrank.com/challenges/weather-observation-station-1/problem" text:style-name="Internet_20_link" text:visited-style-name="Visited_20_Internet_20_Link"><text:span text:style-name="T17"> </text:span></text:a><text:a xlink:type="simple" xlink:href="https://www.hackerrank.com/challenges/weather-observation-station-1/problem" text:style-name="Internet_20_link" text:visited-style-name="Visited_20_Internet_20_Link"><text:span text:style-name="T24">https://www.hackerrank.com/challenges/weather-observation-station-1/problem</text:span></text:a></text:p>
      <text:p text:style-name="P38"><text:span text:style-name="T3">Status</text:span><text:span text:style-name="T5">: Success</text:span></text:p>
      <text:p text:style-name="P38"><text:span text:style-name="T3">Time Taken: 5</text:span><text:span text:style-name="T2">min</text:span></text:p>
      <text:p text:style-name="P12">Date: 14th August 2025</text:p>
      <text:p text:style-name="P19">Solution Notes:</text:p>
      <text:p text:style-name="Text_20_body"/>
      <text:p text:style-name="P27">Just select the city and state from the station table using SQL.</text:p>
      <text:h text:style-name="P34" text:outline-level="4"><text:soft-page-break/><text:span text:style-name="T1">Weather_station2</text:span><text:span text:style-name="T17"> </text:span></text:h>
      <text:p text:style-name="P38"><text:span text:style-name="T3">Link:</text:span><text:a xlink:type="simple" xlink:href="https://www.hackerrank.com/challenges/weather-observation-station-2/problem" text:style-name="Internet_20_link" text:visited-style-name="Visited_20_Internet_20_Link"><text:span text:style-name="T25"> </text:span></text:a><text:a xlink:type="simple" xlink:href="https://www.hackerrank.com/challenges/weather-observation-station-2/problem" text:style-name="Internet_20_link" text:visited-style-name="Visited_20_Internet_20_Link"><text:span text:style-name="T24">https://www.hackerrank.com/challenges/weather-observation-station-2/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 </text:span><text:span text:style-name="T5">14th August 2025</text:span></text:p>
      <text:p text:style-name="P19">Solution Notes:</text:p>
      <text:p text:style-name="Text_20_body"/>
      <text:p text:style-name="P27">sum the lat and long values and output them to two decimal places, just had to research the ROUND keyword.</text:p>
      <text:h text:style-name="P34" text:outline-level="4"><text:span text:style-name="T1">Weather_station3</text:span><text:span text:style-name="T17"> </text:span></text:h>
      <text:p text:style-name="P38"><text:span text:style-name="T3">Link:</text:span><text:a xlink:type="simple" xlink:href="https://www.hackerrank.com/challenges/weather-observation-station-2/problem" text:style-name="Internet_20_link" text:visited-style-name="Visited_20_Internet_20_Link"><text:span text:style-name="T25"> </text:span></text:a><text:a xlink:type="simple" xlink:href="https://www.hackerrank.com/challenges/weather-observation-station-2/problem" text:style-name="Internet_20_link" text:visited-style-name="Visited_20_Internet_20_Link"><text:span text:style-name="T24">https://www.hackerrank.com/challenges/weather-observation-station-3/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19th August 2025</text:span></text:p>
      <text:p text:style-name="P19">Solution Notes:</text:p>
      <text:p text:style-name="Text_20_body"/>
      <text:p text:style-name="P27">select all distinct cities from the station where the id is divisible by 2 had google how to do mod in sql.</text:p>
      <text:h text:style-name="P10" text:outline-level="4">Weather_station4 </text:h>
      <text:p text:style-name="P38"><text:span text:style-name="T3">Link:</text:span><text:a xlink:type="simple" xlink:href="https://www.hackerrank.com/challenges/weather-observation-station-2/problem" text:style-name="Internet_20_link" text:visited-style-name="Visited_20_Internet_20_Link"><text:span text:style-name="T25"> </text:span></text:a><text:a xlink:type="simple" xlink:href="https://www.hackerrank.com/challenges/weather-observation-station-2/problem" text:style-name="Internet_20_link" text:visited-style-name="Visited_20_Internet_20_Link"><text:span text:style-name="T24">https://www.hackerrank.com/challenges/weather-observation-station-4/problem</text:span></text:a></text:p>
      <text:p text:style-name="P38"><text:span text:style-name="T3">Status: </text:span><text:span text:style-name="T5">Success</text:span></text:p>
      <text:p text:style-name="P38"><text:span text:style-name="T3">Time Taken:</text:span><text:span text:style-name="T17"> </text:span><text:span text:style-name="T5">5min</text:span></text:p>
      <text:p text:style-name="P38"><text:span text:style-name="T3">Date:</text:span><text:span text:style-name="T17"> </text:span><text:span text:style-name="T5">19th August 2025</text:span></text:p>
      <text:p text:style-name="P19">Solution Notes:</text:p>
      <text:p text:style-name="Text_20_body"/>
      <text:p text:style-name="P27">needed to return the unique number of cites, so used the total count of cities subtracted from the total number of distinct cites.</text:p>
      <text:p text:style-name="Text_20_body"/>
      <text:h text:style-name="P10" text:outline-level="4"/>
      <text:h text:style-name="P35" text:outline-level="4"><text:span text:style-name="T1">Weather_station5</text:span><text:span text:style-name="T17"> </text:span></text:h>
      <text:p text:style-name="P38"><text:span text:style-name="T3">Link:</text:span><text:a xlink:type="simple" xlink:href="https://www.hackerrank.com/challenges/weather-observation-station-2/problem" text:style-name="Internet_20_link" text:visited-style-name="Visited_20_Internet_20_Link"><text:span text:style-name="T25"> </text:span></text:a><text:a xlink:type="simple" xlink:href="https://www.hackerrank.com/challenges/weather-observation-station-2/problem" text:style-name="Internet_20_link" text:visited-style-name="Visited_20_Internet_20_Link"><text:span text:style-name="T24">https://www.hackerrank.com/challenges/weather-observation-station-5/problem</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text:span><text:span text:style-name="T17"> </text:span><text:span text:style-name="T5">19th August 2025</text:span></text:p>
      <text:p text:style-name="P19">Solution Notes:</text:p>
      <text:p text:style-name="P27">goal needed to find two cities with the shortest and longest name (if there are two cities with the same length name return it in alphabetical order) returning the city name and length of the city.</text:p>
      <text:p text:style-name="Text_20_body"/>
      <text:p text:style-name="P27">so firstly find the length of the cities as city_length from the station order by the city_length ascending (alphabetically) and then do the same for, but with desc (reverse alphabetical order)</text:p>
      <text:p text:style-name="Text_20_body"/>
      <text:p text:style-name="P27">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8" text:outline-level="3">Easy</text:h>
      <text:h text:style-name="P34" text:outline-level="4"><text:span text:style-name="T1">Valid_anagram</text:span><text:span text:style-name="T17"> </text:span></text:h>
      <text:p text:style-name="P38"><text:span text:style-name="T3">Link:</text:span><text:a xlink:type="simple" xlink:href="https://leetcode.com/problems/valid-anagram/description/" text:style-name="Internet_20_link" text:visited-style-name="Visited_20_Internet_20_Link"><text:span text:style-name="T25"> </text:span></text:a><text:a xlink:type="simple" xlink:href="https://leetcode.com/problems/valid-anagram/description/" text:style-name="Internet_20_link" text:visited-style-name="Visited_20_Internet_20_Link"><text:span text:style-name="T24">https://leetcode.com/problems/valid-anagram/</text:span></text:a></text:p>
      <text:p text:style-name="P38"><text:span text:style-name="T3">Status: </text:span><text:span text:style-name="T5">Success</text:span></text:p>
      <text:p text:style-name="P38"><text:span text:style-name="T3">Time Complexity:</text:span><text:span text:style-name="T17"> </text:span><text:span text:style-name="T5">O(n)</text:span></text:p>
      <text:p text:style-name="P38"><text:span text:style-name="T3">Space Complexity:</text:span><text:span text:style-name="T17"> </text:span><text:span text:style-name="T5">O(n) </text:span></text:p>
      <text:p text:style-name="P38"><text:span text:style-name="T3">Time Taken:</text:span><text:span text:style-name="T17"> </text:span><text:span text:style-name="T5">5min</text:span></text:p>
      <text:p text:style-name="P38"><text:span text:style-name="T3">Date: </text:span><text:span text:style-name="T5">20th August 2025</text:span></text:p>
      <text:p text:style-name="P19">Solution Notes:</text:p>
      <text:p text:style-name="P19">Solution 1:</text:p>
      <text:p text:style-name="P27">Sort both the strings, compare them if they match return true otherwise return false, because an anagram will have the same letters</text:p>
      <text:p text:style-name="P19">Solution 2:</text:p>
      <text:p text:style-name="P27">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27">Improvements to this solution would be to write hash_map[s[i]] = 1 + hash_map.get(s[i], 0) (basically if it exists already add 1 to the counter, other wise add a zero before adding 1)</text:p>
      <text:p text:style-name="Text_20_body"/>
      <text:p text:style-name="P27">instead of</text:p>
      <text:p text:style-name="P27">if char in freq_hashmap1:</text:p>
      <text:p text:style-name="P28">freq_hashmap1[char] += 1</text:p>
      <text:p text:style-name="P27">Else:</text:p>
      <text:p text:style-name="P28">freq_hashmap1[char] = 1</text:p>
      <text:p text:style-name="P33"/>
      <text:p text:style-name="P27">This can be done for both hashmaps in one for loop instead of two because the length of the strings are guaranteed to be the same at this point.</text:p>
      <text:p text:style-name="Text_20_body"/>
      <text:p text:style-name="P27">Then in another for loop you compare to see if each character from hashmap_a matches hashmap_b in using the code if hashmap_a[character] != hashmap_b.get(character, 0) return false, otherwise it return true meaning they are anagrams.</text:p>
      <text:h text:style-name="P10" text:outline-level="4"><text:soft-page-break/>Contains_duplicate</text:h>
      <text:p text:style-name="P38"><text:span text:style-name="T3">Link:</text:span><text:a xlink:type="simple" xlink:href="https://leetcode.com/problems/contains-duplicate/" text:style-name="Internet_20_link" text:visited-style-name="Visited_20_Internet_20_Link"><text:span text:style-name="T25"> </text:span></text:a><text:a xlink:type="simple" xlink:href="https://leetcode.com/problems/contains-duplicate/" text:style-name="Internet_20_link" text:visited-style-name="Visited_20_Internet_20_Link"><text:span text:style-name="T24">https://leetcode.com/problems/contains-duplicate/</text:span></text:a></text:p>
      <text:p text:style-name="P38"><text:span text:style-name="T3">Status: </text:span><text:span text:style-name="T5">Success</text:span></text:p>
      <text:p text:style-name="P38"><text:span text:style-name="T3">Time Taken: </text:span><text:span text:style-name="T5">5min</text:span></text:p>
      <text:p text:style-name="P38"><text:span text:style-name="T3">Date: </text:span><text:span text:style-name="T5">20th August 2025</text:span></text:p>
      <text:p text:style-name="P38"><text:span text:style-name="T3">Time Complexity: </text:span><text:span text:style-name="T5">O(n)</text:span></text:p>
      <text:p text:style-name="P38"><text:span text:style-name="T3">Space Complexity: </text:span><text:span text:style-name="T5">O(n)</text:span></text:p>
      <text:p text:style-name="P19">Solution Notes:</text:p>
      <text:p text:style-name="Text_20_body"/>
      <text:p text:style-name="P27">create a set to store unique values then iterate over the list if the current value is in the set return true, otherwise add it to the set, until the end of the array, if all elements are unique it will return false.</text:p>
      <text:p text:style-name="Text_20_body"/>
      <text:p text:style-name="P27">This is better than another approach, which would be O(n^2) of checking the value at index I and comparing it to the rest of the array, to see if any duplicates are found.</text:p>
      <text:h text:style-name="P10" text:outline-level="4">Two_sum </text:h>
      <text:p text:style-name="P38"><text:span text:style-name="T3">Link:</text:span><text:a xlink:type="simple" xlink:href="https://leetcode.com/problems/two-sum/description/" text:style-name="Internet_20_link" text:visited-style-name="Visited_20_Internet_20_Link"><text:span text:style-name="T25"> </text:span></text:a><text:a xlink:type="simple" xlink:href="https://leetcode.com/problems/two-sum/description/" text:style-name="Internet_20_link" text:visited-style-name="Visited_20_Internet_20_Link"><text:span text:style-name="T24">https://leetcode.com/problems/two-sum/description/</text:span></text:a></text:p>
      <text:p text:style-name="P38"><text:span text:style-name="T3">Status: </text:span><text:span text:style-name="T5">Success</text:span></text:p>
      <text:p text:style-name="P38"><text:span text:style-name="T3">Time Taken:</text:span><text:span text:style-name="T17"> </text:span><text:span text:style-name="T5">15min</text:span></text:p>
      <text:p text:style-name="P38"><text:span text:style-name="T3">Date:</text:span><text:span text:style-name="T17"> </text:span><text:span text:style-name="T5">15th August 2025</text:span></text:p>
      <text:p text:style-name="P19">Solution Notes:</text:p>
      <text:p text:style-name="P38"><text:span text:style-name="T3">Time Complexity: </text:span><text:span text:style-name="T5">O(n)</text:span></text:p>
      <text:p text:style-name="P38"><text:span text:style-name="T3">Space Complexity: </text:span><text:span text:style-name="T5">O(n)</text:span></text:p>
      <text:p text:style-name="P27">Firstly initialise an empty dictionary, to store the value and its corresponding index.</text:p>
      <text:p text:style-name="Text_20_body"/>
      <text:p text:style-name="P27">Then enumerate over the array, extracting the index I and the number n.</text:p>
      <text:p text:style-name="Text_20_body"/>
      <text:p text:style-name="P27">Then calculate the difference between the current target and n by doing difference = target – n</text:p>
      <text:p text:style-name="Text_20_body"/>
      <text:p text:style-name="P27">Check if that value is in the dictionary, if it is return index n and the index in the dictionary.</text:p>
      <text:p text:style-name="Text_20_body"/>
      <text:p text:style-name="P27">Else just add it to the dictionary (there is a sum that result in the target value, so don’t need to handle that case).</text:p>
      <text:p text:style-name="Text_20_body"/>
      <text:h text:style-name="P32" text:outline-level="4"><text:soft-page-break/> <text:span text:style-name="T27">Medium</text:span></text:h>
      <text:h text:style-name="P34" text:outline-level="4"><text:span text:style-name="T1">Valid_sudoku</text:span><text:span text:style-name="T17"> </text:span></text:h>
      <text:p text:style-name="P38"><text:span text:style-name="T3">Link:</text:span><text:a xlink:type="simple" xlink:href="https://leetcode.com/problems/valid-sudoku/description/" text:style-name="Internet_20_link" text:visited-style-name="Visited_20_Internet_20_Link"><text:span text:style-name="T24">https://leetcode.com/problems/valid-sudoku/description/</text:span></text:a></text:p>
      <text:p text:style-name="P38"><text:span text:style-name="T3">Status: </text:span><text:span text:style-name="T5">Success</text:span></text:p>
      <text:p text:style-name="P38"><text:span text:style-name="T3">Time Taken: </text:span><text:span text:style-name="T5">30min had to google default dict</text:span></text:p>
      <text:p text:style-name="P38"><text:span text:style-name="T3">Date: </text:span><text:span text:style-name="T5">24th September 2025</text:span></text:p>
      <text:p text:style-name="P38"><text:span text:style-name="T3">Time Complexity: </text:span><text:span text:style-name="T5">O(n * m)</text:span></text:p>
      <text:p text:style-name="P38"><text:span text:style-name="T3">Space Complexity:</text:span><text:span text:style-name="T17"> </text:span><text:span text:style-name="T5">O(n)</text:span></text:p>
      <text:p text:style-name="P19">Solution Notes:</text:p>
      <text:p text:style-name="P27">create three default dict for the rows cols and grids</text:p>
      <text:p text:style-name="Text_20_body"/>
      <text:p text:style-name="P27">loop through all characters on the board, exclude the empty characters check if any element is in rows columns, and three_grids return false because it is not valid.</text:p>
      <text:p text:style-name="Text_20_body"/>
      <text:p text:style-name="P27">Add each element to rows, cols and three grid by floor dividing by 3 so that each 3 by 3 grid is represented by 0,0, 0,1, 0,2, 1,0, 1,1 etc.</text:p>
      <text:p text:style-name="Text_20_body"/>
      <text:p text:style-name="P27">if no elements is in any of these hashmaps it is a valid sudoku</text:p>
      <text:h text:style-name="P10" text:outline-level="4"/>
      <text:h text:style-name="P35" text:outline-level="4"><text:span text:style-name="T1">Encode_decode_strings</text:span><text:span text:style-name="T17"> </text:span></text:h>
      <text:p text:style-name="P38"><text:span text:style-name="T3">Link:</text:span><text:a xlink:type="simple" xlink:href="https://neetcode.io/problems/string-encode-and-decode?list=neetcode150" text:style-name="Internet_20_link" text:visited-style-name="Visited_20_Internet_20_Link"><text:span text:style-name="T24">https://neetcode.io/problems/string-encode-and-decode?list=neetcode150</text:span></text:a></text:p>
      <text:p text:style-name="P38"><text:span text:style-name="T3">Status: </text:span><text:span text:style-name="T5">Success</text:span></text:p>
      <text:p text:style-name="P38"><text:span text:style-name="T3">Time Taken: </text:span><text:span text:style-name="T5">30min</text:span></text:p>
      <text:p text:style-name="P27"><text:span text:style-name="T37">Date:</text:span> 8th September 2025</text:p>
      <text:p text:style-name="P38"><text:span text:style-name="T3">Time Complexity: </text:span><text:span text:style-name="T5">O(n)</text:span></text:p>
      <text:p text:style-name="P38"><text:span text:style-name="T3">Space Complexity: </text:span><text:span text:style-name="T5">O(n)</text:span></text:p>
      <text:p text:style-name="P19">Solution Notes:</text:p>
      <text:p text:style-name="P27">firstly the best way to encode is len of word secret character, which is easy by taking every word and appending the length and key to the word into one string.</text:p>
      <text:p text:style-name="Text_20_body"/>
      <text:p text:style-name="P27">Then we need to convert it back to the original input.</text:p>
      <text:p text:style-name="Text_20_body"/>
      <text:p text:style-name="P2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27">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0" text:outline-level="4"/>
      <text:h text:style-name="P35" text:outline-level="4"><text:span text:style-name="T1">Group_anagrams</text:span><text:span text:style-name="T17"> </text:span></text:h>
      <text:p text:style-name="P38"><text:span text:style-name="T3">Link:</text:span><text:a xlink:type="simple" xlink:href="https://leetcode.com/problems/group-anagrams/" text:style-name="Internet_20_link" text:visited-style-name="Visited_20_Internet_20_Link"><text:span text:style-name="T24">https://leetcode.com/problems/group-anagrams/</text:span></text:a></text:p>
      <text:p text:style-name="P38"><text:span text:style-name="T3">Status: </text:span><text:span text:style-name="T5">Success After googling</text:span></text:p>
      <text:p text:style-name="P38"><text:span text:style-name="T3">Time Taken:</text:span><text:span text:style-name="T17"> </text:span><text:span text:style-name="T5">40+ min</text:span></text:p>
      <text:p text:style-name="P38"><text:span text:style-name="T3">Date:</text:span><text:span text:style-name="T17"> </text:span><text:span text:style-name="T5">28h August 2025</text:span></text:p>
      <text:p text:style-name="P38"><text:span text:style-name="T3">Time Complexity:</text:span><text:span text:style-name="T17"> </text:span><text:span text:style-name="T5">V1 approach: O(m * n log n) V2 approach: this is O(m * n)</text:span></text:p>
      <text:p text:style-name="P38"><text:span text:style-name="T3">Space Complexity:</text:span><text:span text:style-name="T17"> </text:span><text:span text:style-name="T5">O(n)</text:span></text:p>
      <text:p text:style-name="P19">Solution Notes:</text:p>
      <text:p text:style-name="P19">Failed Attempt:</text:p>
      <text:p text:style-name="Text_20_body"/>
      <text:p text:style-name="P27">My thought process was that there are two main ways to check if two words are anagrams:</text:p>
      <text:list xml:id="list2306891770" text:style-name="L1">
        <text:list-item>
          <text:p text:style-name="P52">Sort both words – if the sorted versions are identical, they’re anagrams.</text:p>
        </text:list-item>
        <text:list-item>
          <text:p text:style-name="P52">Count the number of each character in both words – if the counts match, they’re anagrams.</text:p>
        </text:list-item>
      </text:list>
      <text:p text:style-name="P27">I tried to create a hash map where the key was the original word and the value was its sorted version. </text:p>
      <text:p text:style-name="Text_20_body"/>
      <text:p text:style-name="P27">However, I ran into problems:<text:line-break/>a) converting the sorted characters back into a string, and<text:line-break/>b) accessing those values later so I could compare them with others and return the indices of the original words.</text:p>
      <text:p text:style-name="Text_20_body"/>
      <text:p text:style-name="P27">To summarise I had the write ideas about sorting the anagrams but I stored them in the hash map incorrectly</text:p>
      <text:p text:style-name="Text_20_body"/>
      <text:p text:style-name="P27">here are the comments written in the source code:</text:p>
      <text:p text:style-name="P27"># after having a hashmap of original words to sorted strings</text:p>
      <text:p text:style-name="P27"># i wanted to get all words which had the same value</text:p>
      <text:p text:style-name="P27"># append all matching words into a list if there were no matching words append it to a list on its own</text:p>
      <text:p text:style-name="P27"># append that to the res list and retulrn it</text:p>
      <text:p text:style-name="P19">n log n for the sorting alg, but since strings &lt;= 100 and the length of the whole array is &lt;= 10^4 this is faster</text:p>
      <text:p text:style-name="P27">initialise empty hashmap</text:p>
      <text:p text:style-name="P27">loop for word in the strs</text:p>
      <text:p text:style-name="P27">created a sorted word by “”.join(sorted(word)) because sorted returns a list</text:p>
      <text:p text:style-name="P27">if that sorted word is not in the hashmap</text:p>
      <text:p text:style-name="P27">create an key with an empty value using that sorted word,</text:p>
      <text:p text:style-name="P27">then append the original word to that key.</text:p>
      <text:p text:style-name="P27">Return the values of the hashmap converted to a list</text:p>
      <text:p text:style-name="Text_20_body"><text:soft-page-break/></text:p>
      <text:p text:style-name="P19">where m is the size of the array and n is the average length of the words, but it is not as efficient as the other solution because the words do not get big enough.</text:p>
      <text:p text:style-name="Text_20_body"/>
      <text:p text:style-name="P27">intialise empty hashmap sorted word : list of matching words (anagrams) if it is on its own (not an anagram) it will be in its own nested list.</text:p>
      <text:p text:style-name="P27">loop thorough each word in the strs array</text:p>
      <text:p text:style-name="Text_20_body"/>
      <text:p text:style-name="P27">create a count (which will be the key for hashmap) which is 26 long array of 0 (because it is the lowercase alphabet only)</text:p>
      <text:p text:style-name="Text_20_body"/>
      <text:p text:style-name="P27">loop through each character in the word</text:p>
      <text:p text:style-name="Text_20_body"/>
      <text:p text:style-name="P27">now increment the count at the index of that letter by doing [ord(char) – ord("a")] so if it is a and its ASCII value = 61 – 61 = index 0 for b = 62 – 61 = index 1 and so on</text:p>
      <text:p text:style-name="Text_20_body"/>
      <text:p text:style-name="P27">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27">Return the values of the hashmap converted to a list</text:p>
      <text:p text:style-name="Text_20_body"/>
      <text:h text:style-name="P10" text:outline-level="4"/>
      <text:h text:style-name="P35" text:outline-level="4"><text:span text:style-name="T1">Longest_consecutive_sequence</text:span><text:span text:style-name="T17"> </text:span></text:h>
      <text:p text:style-name="P38"><text:span text:style-name="T3">Link:</text:span><text:a xlink:type="simple" xlink:href="https://leetcode.com/problems/longest-consecutive-sequence/description/" text:style-name="Internet_20_link" text:visited-style-name="Visited_20_Internet_20_Link"><text:span text:style-name="T24">https://leetcode.com/problems/longest-consecutive-sequence/description/</text:span></text:a></text:p>
      <text:p text:style-name="P38"><text:span text:style-name="T3">Status:</text:span><text:span text:style-name="T17"> </text:span><text:span text:style-name="T5">Failed had to google, before getting thought you had to return an array of the longest subsequence not just the length.</text:span></text:p>
      <text:p text:style-name="P38"><text:span text:style-name="T3">Time Complexity: </text:span><text:span text:style-name="T5">O(n)</text:span></text:p>
      <text:p text:style-name="P38"><text:span text:style-name="T3">Space Complexity:</text:span><text:span text:style-name="T17"> </text:span><text:span text:style-name="T5">O(n)</text:span></text:p>
      <text:p text:style-name="P38"><text:span text:style-name="T3">Time Taken:</text:span><text:span text:style-name="T17"> </text:span><text:span text:style-name="T5">30min had to google default dict</text:span></text:p>
      <text:p text:style-name="P38"><text:span text:style-name="T3">Date:</text:span><text:span text:style-name="T17"> </text:span><text:span text:style-name="T5">24th September 2025</text:span></text:p>
      <text:p text:style-name="P19">Solution Notes:</text:p>
      <text:p text:style-name="Text_20_body"/>
      <text:p text:style-name="P27">create a set based on the input, to easily filter out duplicates, and initialise an array of the longest sequence to 0.</text:p>
      <text:p text:style-name="Text_20_body"/>
      <text:p text:style-name="P27">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27">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0" text:outline-level="4"/>
      <text:h text:style-name="P35" text:outline-level="4"><text:span text:style-name="T1">Product_array_except_self</text:span><text:span text:style-name="T17"> </text:span></text:h>
      <text:p text:style-name="P38"><text:span text:style-name="T3">Link:</text:span><text:a xlink:type="simple" xlink:href="https://leetcode.com/problems/product-of-array-except-self/description/" text:style-name="Internet_20_link" text:visited-style-name="Visited_20_Internet_20_Link"><text:span text:style-name="T24">https://leetcode.com/problems/product-of-array-except-self/description/</text:span></text:a></text:p>
      <text:p text:style-name="P38"><text:span text:style-name="T3">Status: </text:span><text:span text:style-name="T5">Success</text:span></text:p>
      <text:p text:style-name="P38"><text:span text:style-name="T3">Time Complexity:</text:span><text:span text:style-name="T17"> </text:span><text:span text:style-name="T5">O(n)</text:span></text:p>
      <text:p text:style-name="P38"><text:span text:style-name="T3">Space Complexity: </text:span><text:span text:style-name="T5">O(n) / O(1)</text:span></text:p>
      <text:p text:style-name="P38"><text:span text:style-name="T3">Time Taken: </text:span><text:span text:style-name="T5">20min for the O(n) space solution, had to google the solution.</text:span></text:p>
      <text:p text:style-name="P38"><text:span text:style-name="T3">Date: </text:span><text:span text:style-name="T5">24th September 2025</text:span></text:p>
      <text:p text:style-name="P19">Solution Notes:</text:p>
      <text:p text:style-name="Text_20_body"/>
      <text:p text:style-name="P27">for the o n space complexity solution create two arrays filled with zeros of the length of nums called left and right arr, with a left mult and right mult integer set to 1</text:p>
      <text:p text:style-name="Text_20_body"/>
      <text:p text:style-name="P27">then loop through the array for every element left arr I is set to 1, which is then multipled by the nums[i], this will create then do the same for the right mult go from end of nums to the beginning.</text:p>
      <text:p text:style-name="Text_20_body"/>
      <text:p text:style-name="P27">Then to get the product because we now have a prefix and postfix array, we multply the corresponding indexes together to return a product array except itself.</text:p>
      <text:p text:style-name="Text_20_body"/>
      <text:p text:style-name="P27">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0" text:outline-level="4"/>
      <text:h text:style-name="P11" text:outline-level="4">Top_k_frequent_elements</text:h>
      <text:p text:style-name="P38"><text:span text:style-name="T3">Link</text:span><text:span text:style-name="T5">:</text:span><text:a xlink:type="simple" xlink:href="https://www.hackerrank.com/challenges/find-second-maximum-number-in-a-list/problem" text:style-name="Internet_20_link" text:visited-style-name="Visited_20_Internet_20_Link"><text:span text:style-name="T17"> </text:span></text:a><text:a xlink:type="simple" xlink:href="https://leetcode.com/problems/top-k-frequent-elements/description/" text:style-name="Internet_20_link" text:visited-style-name="Visited_20_Internet_20_Link"><text:span text:style-name="T24">https://leetcode.com/problems/top-k-frequent-elements/description/</text:span></text:a><text:span text:style-name="T26"> </text:span></text:p>
      <text:p text:style-name="P38"><text:span text:style-name="T3">Status</text:span><text:span text:style-name="T5">: failed had to google but got O(n log n) solution</text:span></text:p>
      <text:p text:style-name="P38"><text:span text:style-name="T3">Time Taken: </text:span><text:span text:style-name="T5">40</text:span><text:span text:style-name="T2">min</text:span></text:p>
      <text:p text:style-name="P38"><text:span text:style-name="T3">Time Complexity: </text:span><text:span text:style-name="T5">O(n)</text:span></text:p>
      <text:p text:style-name="P38"><text:span text:style-name="T3">Space Complexity: </text:span><text:span text:style-name="T5">O(n)</text:span></text:p>
      <text:p text:style-name="P19">Date: 14th August 2025</text:p>
      <text:p text:style-name="P19">Solution Notes:</text:p>
      <text:p text:style-name="Text_20_body"/>
      <text:p text:style-name="P27">Intuitive solution is to append all values to a dictionary based on with the key the number and the value being its frequency, then sort it by the number of keys, so the top k are at the front. </text:p>
      <text:p text:style-name="Text_20_body"/>
      <text:p text:style-name="P27">Loop through the dictionary up until the k appending the key values to a res array before returning it. Unfortunately the sorting means this O(n log n)</text:p>
      <text:p text:style-name="Text_20_body"/>
      <text:p text:style-name="P27">Therefore we first create the counts dictionary, as the above alongside a heap of the same size as the input array. </text:p>
      <text:p text:style-name="Text_20_body"/>
      <text:p text:style-name="P27">Then to this heap we add a bucket at the index of the frequency of each value, so if [1] was stored at index 2, it means 1 appeared two times. </text:p>
      <text:p text:style-name="Text_20_body"/>
      <text:p text:style-name="P27">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8" text:outline-level="3">Easy </text:h>
      <text:h text:style-name="P10" text:outline-level="4">Valid_palindrome</text:h>
      <text:p text:style-name="P38"><text:span text:style-name="T3">Link</text:span><text:span text:style-name="T5">:</text:span><text:a xlink:type="simple" xlink:href="https://www.hackerrank.com/challenges/find-second-maximum-number-in-a-list/problem" text:style-name="Internet_20_link" text:visited-style-name="Visited_20_Internet_20_Link"><text:span text:style-name="T17"> </text:span></text:a><text:span text:style-name="T23">leetcode.com/problems/valid-palindrome/description/</text:span></text:p>
      <text:p text:style-name="P38"><text:span text:style-name="T3">Status</text:span><text:span text:style-name="T5">: Success</text:span></text:p>
      <text:p text:style-name="P38"><text:span text:style-name="T3">Time Taken: </text:span><text:span text:style-name="T5">15</text:span><text:span text:style-name="T2">min</text:span></text:p>
      <text:p text:style-name="P38"><text:span text:style-name="T3">Time Complexity: </text:span><text:span text:style-name="T5">O(log n)</text:span></text:p>
      <text:p text:style-name="P38"><text:span text:style-name="T3">Space Complexity: </text:span><text:span text:style-name="T5">O(1)</text:span></text:p>
      <text:p text:style-name="P19">Date: unknown </text:p>
      <text:p text:style-name="P19">Solution Notes:</text:p>
      <text:p text:style-name="Text_20_body"/>
      <text:p text:style-name="P27">Create two points at the start and end of the string check if l and r are alphanumeric if not just move the pointer along </text:p>
      <text:p text:style-name="Text_20_body"/>
      <text:p text:style-name="P27">Then compare the two alphanumeric characters from both l and r if they do not match return false. </text:p>
      <text:p text:style-name="Text_20_body"/>
      <text:p text:style-name="P27">Once both pointers meet each other assuming none of the characters are different return true. </text:p>
      <text:h text:style-name="P8" text:outline-level="3"/>
      <text:h text:style-name="P9" text:outline-level="3">Medium </text:h>
      <text:h text:style-name="P34" text:outline-level="4"><text:span text:style-name="T1">3sum</text:span><text:span text:style-name="T17"> </text:span></text:h>
      <text:p text:style-name="P38"><text:span text:style-name="T3">Link:</text:span><text:a xlink:type="simple" xlink:href="https://leetcode.com/problems/3sum/description/" text:style-name="Internet_20_link" text:visited-style-name="Visited_20_Internet_20_Link"><text:span text:style-name="T24">https://leetcode.com/problems/3sum/description/</text:span></text:a></text:p>
      <text:p text:style-name="P38"><text:span text:style-name="T3">Status:</text:span><text:span text:style-name="T17"> </text:span><text:span text:style-name="T5">success</text:span></text:p>
      <text:p text:style-name="P38"><text:span text:style-name="T3">Time Taken: </text:span><text:span text:style-name="T5">15min</text:span></text:p>
      <text:p text:style-name="P38"><text:span text:style-name="T3">Time Complexity: </text:span><text:span text:style-name="T5">O(n^2)</text:span></text:p>
      <text:p text:style-name="P38"><text:span text:style-name="T3">Space Complexity:</text:span><text:span text:style-name="T17"> </text:span><text:span text:style-name="T5">O(1)</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since we need to find distinct triplets that add up to zero. (cannot have the same triplets, just rearranged)</text:p>
      <text:p text:style-name="Text_20_body"/>
      <text:p text:style-name="P27">We need to sort the lists so all duplicates are next to each other.</text:p>
      <text:p text:style-name="P27">Then we enumerate through the list keeping track of the index and value.</text:p>
      <text:p text:style-name="Text_20_body"/>
      <text:p text:style-name="P27">If I &gt; 0 and the current number is the same as the last index, we need to skip it because it is duplicate and have all ready dealt with combinations including that number.</text:p>
      <text:p text:style-name="Text_20_body"/>
      <text:p text:style-name="P27">Then we set l to I + 1, because a already stores the value at index 0 and r as the end of nums – 1 like usual.</text:p>
      <text:p text:style-name="Text_20_body"/>
      <text:p text:style-name="P27">While l &lt; r:</text:p>
      <text:p text:style-name="Text_20_body"/>
      <text:p text:style-name="P27">we calculate the three sum using the value a, nums l and nums r.</text:p>
      <text:p text:style-name="Text_20_body"/>
      <text:p text:style-name="P27">if it is smaller than 0 increment l, if it is greater than 0 decrement r.</text:p>
      <text:p text:style-name="Text_20_body"/>
      <text:p text:style-name="P27">else we have found a valid combination append that to the results array, incremenat l and decrement r (which I don’t think you need)</text:p>
      <text:p text:style-name="Text_20_body"/>
      <text:p text:style-name="P27">We then while nums l is the same as the previous value increment l until it is a new value.</text:p>
      <text:p text:style-name="Text_20_body"/>
      <text:h text:style-name="P34" text:outline-level="4"><text:soft-page-break/><text:span text:style-name="T1">Container_with_most_water</text:span><text:span text:style-name="T17"> </text:span></text:h>
      <text:p text:style-name="P38"><text:span text:style-name="T3">Link:</text:span><text:a xlink:type="simple" xlink:href="https://leetcode.com/problems/container-with-most-water/description/" text:style-name="Internet_20_link" text:visited-style-name="Visited_20_Internet_20_Link"><text:span text:style-name="T24">https://leetcode.com/problems/container-with-most-water/description/</text:span></text:a></text:p>
      <text:p text:style-name="P38"><text:span text:style-name="T3">Status:</text:span><text:span text:style-name="T17"> </text:span><text:span text:style-name="T5">success</text:span></text:p>
      <text:p text:style-name="P38"><text:span text:style-name="T3">Time Taken:</text:span><text:span text:style-name="T17"> </text:span><text:span text:style-name="T5">15min</text:span></text:p>
      <text:p text:style-name="P38"><text:span text:style-name="T3">Time Complexity:</text:span><text:span text:style-name="T17"> </text:span><text:span text:style-name="T5">O(n)</text:span></text:p>
      <text:p text:style-name="P38"><text:span text:style-name="T3">Space Complexity:</text:span><text:span text:style-name="T17"> </text:span><text:span text:style-name="T5">O(1)</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27">initialise two pointers at the left and right of the heights array, initaalising the max area as zero.</text:p>
      <text:p text:style-name="Text_20_body"/>
      <text:p text:style-name="P27">While l &lt; r</text:p>
      <text:p text:style-name="Text_20_body"/>
      <text:p text:style-name="P27">calculate the width which is r – l.</text:p>
      <text:p text:style-name="Text_20_body"/>
      <text:p text:style-name="P27">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27">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27">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27">Compare the stored max_area with the calculate area, if it is bigger update max_area.</text:p>
      <text:p text:style-name="Text_20_body"/>
      <text:p text:style-name="P27">Then return max area.</text:p>
      <text:p text:style-name="Text_20_body"/>
      <text:h text:style-name="P8" text:outline-level="3"/>
      <text:h text:style-name="P9" text:outline-level="3">Hard</text:h>
      <text:h text:style-name="P34" text:outline-level="4"><text:span text:style-name="T1">Trapped_rain_water</text:span><text:span text:style-name="T17"> </text:span></text:h>
      <text:p text:style-name="P38"><text:span text:style-name="T3">Link</text:span><text:span text:style-name="T5">:</text:span><text:a xlink:type="simple" xlink:href="https://leetcode.com/problems/trapping-rain-water/description/" text:style-name="Internet_20_link" text:visited-style-name="Visited_20_Internet_20_Link"><text:span text:style-name="T24">https://leetcode.com/problems/trapping-rain-water/description/</text:span></text:a></text:p>
      <text:p text:style-name="P38"><text:span text:style-name="T3">Status: </text:span><text:span text:style-name="T5">failed but had good ideas</text:span></text:p>
      <text:p text:style-name="P38"><text:span text:style-name="T3">Time Taken: </text:span><text:span text:style-name="T5">30+ min</text:span></text:p>
      <text:p text:style-name="P38"><text:span text:style-name="T3">Time Complexity:</text:span><text:span text:style-name="T17"> </text:span><text:span text:style-name="T5">O(n)</text:span></text:p>
      <text:p text:style-name="P38"><text:span text:style-name="T3">Space Complexity: </text:span><text:span text:style-name="T5">O(1) / O(n)</text:span></text:p>
      <text:p text:style-name="P38"><text:span text:style-name="T3">Date: </text:span><text:span text:style-name="T5">16th</text:span><text:span text:style-name="T17"> </text:span><text:span text:style-name="T5">October 2025</text:span></text:p>
      <text:p text:style-name="P19">Solution Notes:</text:p>
      <text:p text:style-name="Text_20_body"/>
      <text:p text:style-name="P19">Initial Idea</text:p>
      <text:p text:style-name="Text_20_body"/>
      <text:p text:style-name="P27">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27">Example:</text:p>
      <text:p text:style-name="P27">If there's a left wall of height 1 and a right wall of height 2, and the ground between them is height 0, the water level can't exceed height 1 (the shorter wall).</text:p>
      <text:list xml:id="list1411028340" text:style-name="L2">
        <text:list-item>
          <text:p text:style-name="P53">Water trapped = 1 (width) × 1 (height) = 1 unit</text:p>
        </text:list-item>
      </text:list>
      <text:p text:style-name="P27">However, I struggled to generalise this to wider gaps and to properly calculate the volume of trapped water across a full elevation map.</text:p>
      <text:p text:style-name="Text_20_body"/>
      <text:p text:style-name="P38"><text:span text:style-name="T3">Google Solution</text:span><text:span text:style-name="T5">: </text:span></text:p>
      <text:p text:style-name="P27">To calculate the trapped water at each position:</text:p>
      <text:list xml:id="list1107656914" text:style-name="L3">
        <text:list-item>
          <text:p text:style-name="P54">Find the minimum of the tallest wall to the left and right.</text:p>
        </text:list-item>
        <text:list-item>
          <text:p text:style-name="P54">Subtract the height at the current position.</text:p>
        </text:list-item>
        <text:list-item>
          <text:p text:style-name="P54">If the result is positive, that’s the trapped water at that position.</text:p>
        </text:list-item>
        <text:list-item>
          <text:p text:style-name="P54">Return the sum of all trapped water</text:p>
        </text:list-item>
      </text:list>
      <text:p text:style-name="P27">There are two version one with two pointers and one with a leftmax and rightmax array. </text:p>
      <text:p text:style-name="Text_20_body"/>
      <text:p text:style-name="P27">O(1) Space (Two Pointers) Solution:</text:p>
      <text:list xml:id="list2075046644" text:style-name="L4">
        <text:list-item>
          <text:p text:style-name="P55">Initialise two pointers: left = 0, right = len(height) - 1 </text:p>
        </text:list-item>
        <text:list-item>
          <text:p text:style-name="P55">Track left_max = height[left], right_max = height[right]</text:p>
        </text:list-item>
        <text:list-item>
          <text:p text:style-name="P55">While left &lt; right:</text:p>
          <text:list>
            <text:list-item>
              <text:p text:style-name="P55">If left_max &lt; right_max: </text:p>
              <text:list>
                <text:list-item>
                  <text:p text:style-name="P55">Move the left pointer to the right </text:p>
                </text:list-item>
                <text:list-item>
                  <text:p text:style-name="P55"><text:soft-page-break/>Update left_max = max(left_max, height[left]) </text:p>
                </text:list-item>
                <text:list-item>
                  <text:p text:style-name="P55">Add left_max - height[left] to the total trapped water </text:p>
                </text:list-item>
              </text:list>
            </text:list-item>
            <text:list-item>
              <text:p text:style-name="P55">Else: </text:p>
              <text:list>
                <text:list-item>
                  <text:p text:style-name="P55">Move the right pointer to the left </text:p>
                </text:list-item>
                <text:list-item>
                  <text:p text:style-name="P55">Update right_max = max(right_max, height[right]) </text:p>
                </text:list-item>
                <text:list-item>
                  <text:p text:style-name="P55">Add right_max - height[right] to the total trapped water</text:p>
                </text:list-item>
              </text:list>
            </text:list-item>
          </text:list>
        </text:list-item>
      </text:list>
      <text:p text:style-name="Text_20_body"/>
      <text:p text:style-name="P27">O(n) Space Solution:</text:p>
      <text:list xml:id="list2088729072" text:style-name="L5">
        <text:list-item>
          <text:p text:style-name="P56">If the height array is empty, return 0.</text:p>
        </text:list-item>
        <text:list-item>
          <text:p text:style-name="P56">Create two arrays:</text:p>
          <text:list>
            <text:list-item>
              <text:p text:style-name="P56">left_max[i]: the tallest wall to the left of or at index i. </text:p>
            </text:list-item>
            <text:list-item>
              <text:p text:style-name="P56">right_max[i]: the tallest wall to the right of or at index i. </text:p>
            </text:list-item>
          </text:list>
        </text:list-item>
        <text:list-item>
          <text:p text:style-name="P56">Populate these arrays:</text:p>
          <text:list>
            <text:list-item>
              <text:p text:style-name="P56">left_max[i] = max(left_max[i-1], height[i]) </text:p>
            </text:list-item>
            <text:list-item>
              <text:p text:style-name="P56">right_max[i] = max(right_max[i+1], height[i]) </text:p>
            </text:list-item>
          </text:list>
        </text:list-item>
        <text:list-item>
          <text:p text:style-name="P56">For each index i, calculate:</text:p>
          <text:list>
            <text:list-item>
              <text:p text:style-name="P56">trapped_water_at_i = min(left_max[i], right_max[i]) - height[i] </text:p>
            </text:list-item>
            <text:list-item>
              <text:p text:style-name="P56">If greater than 0, add it to the total trapped water.</text:p>
            </text:list-item>
          </text:list>
        </text:list-item>
      </text:list>
      <text:h text:style-name="P4" text:outline-level="2"/>
      <text:h text:style-name="P5" text:outline-level="2">Stacks</text:h>
      <text:h text:style-name="P8" text:outline-level="3">Easy </text:h>
      <text:h text:style-name="P34" text:outline-level="4"><text:span text:style-name="T1">Valid_parentheses</text:span><text:span text:style-name="T17"> </text:span></text:h>
      <text:p text:style-name="P38"><text:span text:style-name="T3">Link:</text:span><text:a xlink:type="simple" xlink:href="https://leetcode.com/problems/valid-parentheses/description/" text:style-name="Internet_20_link" text:visited-style-name="Visited_20_Internet_20_Link"><text:span text:style-name="T24">https://leetcode.com/problems/valid-parentheses/description/</text:span></text:a></text:p>
      <text:p text:style-name="P38"><text:span text:style-name="T3">Status: </text:span><text:span text:style-name="T5">Success</text:span></text:p>
      <text:p text:style-name="P38"><text:span text:style-name="T3">Time Taken: </text:span><text:span text:style-name="T5">30min kind of failure and success.</text:span></text:p>
      <text:p text:style-name="P38"><text:span text:style-name="T3">Time Complexity: </text:span><text:span text:style-name="T5">O(n)</text:span></text:p>
      <text:p text:style-name="P38"><text:span text:style-name="T3">Space Complexity:</text:span><text:span text:style-name="T17"> </text:span><text:span text:style-name="T5">O(1)</text:span></text:p>
      <text:p text:style-name="P38"><text:span text:style-name="T3">Date:</text:span><text:span text:style-name="T17"> </text:span><text:span text:style-name="T5">2nd October 2025</text:span></text:p>
      <text:p text:style-name="P19">Solution Notes:</text:p>
      <text:p text:style-name="Text_20_body"/>
      <text:p text:style-name="P27">I solved the problem by using a hash map to match closing characters with their opening ones. The algorithm loops through each character in the string:</text:p>
      <text:list xml:id="list2385630333" text:style-name="L6">
        <text:list-item>
          <text:p text:style-name="P57">If it’s an opening character, add it to the stack.</text:p>
        </text:list-item>
        <text:list-item>
          <text:p text:style-name="P57">If it’s a closing character, check whether the stack’s last element is the matching opening character. If so, pop it; if not, return false.</text:p>
        </text:list-item>
      </text:list>
      <text:p text:style-name="P27">At the end, if the stack is empty, return true; otherwise, return false.</text:p>
      <text:p text:style-name="Text_20_body"/>
      <text:p text:style-name="P27">However I just struggled to implement this in code.</text:p>
      <text:p text:style-name="Text_20_body"/>
      <text:p text:style-name="P27">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8" text:outline-level="3"/>
      <text:h text:style-name="P9" text:outline-level="3">Medium </text:h>
      <text:h text:style-name="P10" text:outline-level="4">Min_stack </text:h>
      <text:p text:style-name="P38"><text:span text:style-name="T3">Link:</text:span><text:a xlink:type="simple" xlink:href="https://leetcode.com/problems/min-stack/" text:style-name="Internet_20_link" text:visited-style-name="Visited_20_Internet_20_Link"><text:span text:style-name="T24">https://leetcode.com/problems/min-stack/</text:span></text:a></text:p>
      <text:p text:style-name="P38"><text:span text:style-name="T3">Status: </text:span><text:span text:style-name="T5">Success</text:span></text:p>
      <text:p text:style-name="P38"><text:span text:style-name="T3">Time Complexity: </text:span><text:span text:style-name="T5">O(1)</text:span></text:p>
      <text:p text:style-name="P38"><text:span text:style-name="T3">Space Complexity:</text:span><text:span text:style-name="T17"> </text:span><text:span text:style-name="T5">O(n)</text:span></text:p>
      <text:p text:style-name="P38"><text:span text:style-name="T3">Time Taken: </text:span><text:span text:style-name="T5">30min so close to success but had to google the solution in the end.</text:span></text:p>
      <text:p text:style-name="P38"><text:span text:style-name="T3">Date: </text:span><text:span text:style-name="T5">2nd October 2025</text:span></text:p>
      <text:p text:style-name="P19">Solution Notes:</text:p>
      <text:p text:style-name="Text_20_body"/>
      <text:p text:style-name="P27">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27">The challenge lies in retrieving the minimum element from the stack in O(1) time. A straightforward but inefficient O(n) approach would be to loop through the stack to find the minimum value.</text:p>
      <text:p text:style-name="Text_20_body"/>
      <text:p text:style-name="P27">My initial idea was to use a min_val variable. Each time a value was pushed onto the stack, I'd check whether it was smaller than min_val, and if so, update min_val accordingly. </text:p>
      <text:p text:style-name="Text_20_body"/>
      <text:p text:style-name="P27">However, this approach failed when the minimum value was removed (popped) from the stack.</text:p>
      <text:p text:style-name="Text_20_body"/>
      <text:p text:style-name="P27">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27">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0" text:outline-level="4"/>
      <text:h text:style-name="P11" text:outline-level="4">Car_fleet </text:h>
      <text:p text:style-name="P38"><text:span text:style-name="T3">Link:</text:span><text:a xlink:type="simple" xlink:href="https://leetcode.com/problems/car-fleet/description/" text:style-name="Internet_20_link" text:visited-style-name="Visited_20_Internet_20_Link"><text:span text:style-name="T24">https://leetcode.com/problems/car-fleet/description/</text:span></text:a></text:p>
      <text:p text:style-name="P38"><text:span text:style-name="T3">Status:</text:span><text:span text:style-name="T17"> </text:span><text:span text:style-name="T5">Success</text:span></text:p>
      <text:p text:style-name="P38"><text:span text:style-name="T3">Time Taken: </text:span><text:span text:style-name="T5">30min</text:span></text:p>
      <text:p text:style-name="P38"><text:span text:style-name="T3">Time Complexity: </text:span><text:span text:style-name="T5">O(n log n)</text:span></text:p>
      <text:p text:style-name="P38"><text:span text:style-name="T3">Space Complexity: </text:span><text:span text:style-name="T5">O(n)</text:span></text:p>
      <text:p text:style-name="P38"><text:span text:style-name="T3">Date:</text:span><text:span text:style-name="T17"> </text:span><text:span text:style-name="T5">5th</text:span><text:span text:style-name="T17"> </text:span><text:span text:style-name="T5">October 2025</text:span></text:p>
      <text:p text:style-name="P19">Solution Notes:</text:p>
      <text:p text:style-name="Text_20_body"/>
      <text:p text:style-name="P27">firstly create pair array for each car’s position and speed.</text:p>
      <text:p text:style-name="Text_20_body"/>
      <text:p text:style-name="P27">Intiialise the last fleet arrival time and fleet count as zero.</text:p>
      <text:p text:style-name="Text_20_body"/>
      <text:p text:style-name="P27">Sort the pairs in reverse order so the ones closest to the target are first.</text:p>
      <text:p text:style-name="Text_20_body"/>
      <text:p text:style-name="P27">Then loop through these pairs, evaluating how long (how many iterations) it will take to get to the target based on the target – car position / speed.</text:p>
      <text:p text:style-name="Text_20_body"/>
      <text:p text:style-name="P27">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27">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0" text:outline-level="4"/>
      <text:h text:style-name="P11" text:outline-level="4">Daily_temperatures</text:h>
      <text:p text:style-name="P38"><text:span text:style-name="T3">Link:</text:span><text:a xlink:type="simple" xlink:href="https://leetcode.com/problems/daily-temperatures/description/" text:style-name="Internet_20_link" text:visited-style-name="Visited_20_Internet_20_Link"><text:span text:style-name="T24">https://leetcode.com/problems/daily-temperatures/description/</text:span></text:a></text:p>
      <text:p text:style-name="P38"><text:span text:style-name="T3">Status: </text:span><text:span text:style-name="T5">failed had to google to learn about montonic stacks.</text:span></text:p>
      <text:p text:style-name="P38"><text:span text:style-name="T3">Time Taken: </text:span><text:span text:style-name="T5">30min so close to success but had to google the solution in the end.</text:span></text:p>
      <text:p text:style-name="P38"><text:span text:style-name="T3">Time Complexity: </text:span><text:span text:style-name="T5">My Solution (On^2) googled solution O(n)</text:span></text:p>
      <text:p text:style-name="P38"><text:span text:style-name="T3">Space Complexity:</text:span><text:span text:style-name="T17"> </text:span><text:span text:style-name="T5">O(n)</text:span></text:p>
      <text:p text:style-name="P38"><text:span text:style-name="T3">Date: </text:span><text:span text:style-name="T5">4th</text:span><text:span text:style-name="T17"> </text:span><text:span text:style-name="T5">October 2025</text:span></text:p>
      <text:p text:style-name="P38"><text:span text:style-name="T3">Solution Notes</text:span><text:span text:style-name="T5">:</text:span></text:p>
      <text:p text:style-name="Text_20_body"/>
      <text:p text:style-name="P27">my O(n^2) solution is intuitive for each value do another loop until you find a value bigger than it then append the difference between the indexes to the array, else append 0,</text:p>
      <text:p text:style-name="Text_20_body"/>
      <text:p text:style-name="P27">the googled solution, involves creating a stack and initalisng a result array of the input size, before enumerating over it getting the index and temps.</text:p>
      <text:p text:style-name="Text_20_body"/>
      <text:p text:style-name="P27">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0" text:outline-level="4"/>
      <text:h text:style-name="P35" text:outline-level="4"><text:span text:style-name="T1">Evaluate_reverse_polish</text:span><text:span text:style-name="T17"> </text:span></text:h>
      <text:p text:style-name="P38"><text:span text:style-name="T3">Link:</text:span><text:a xlink:type="simple" xlink:href="https://leetcode.com/problems/evaluate-reverse-polish-notation/description/" text:style-name="Internet_20_link" text:visited-style-name="Visited_20_Internet_20_Link"><text:span text:style-name="T24">https://leetcode.com/problems/evaluate-reverse-polish-notation/description/</text:span></text:a></text:p>
      <text:p text:style-name="P38"><text:span text:style-name="T3">Status: </text:span><text:span text:style-name="T5">Success</text:span></text:p>
      <text:p text:style-name="P38"><text:span text:style-name="T3">Time Taken:</text:span><text:span text:style-name="T17"> </text:span><text:span text:style-name="T5">30min </text:span></text:p>
      <text:p text:style-name="P38"><text:span text:style-name="T3">Time Complexity:</text:span><text:span text:style-name="T17"> </text:span><text:span text:style-name="T5">O(n)</text:span></text:p>
      <text:p text:style-name="P38"><text:span text:style-name="T3">Space Complexity: </text:span><text:span text:style-name="T5">O(1)</text:span></text:p>
      <text:p text:style-name="P38"><text:span text:style-name="T3">Date:</text:span><text:span text:style-name="T17"> </text:span><text:span text:style-name="T5">3rd October 2025</text:span></text:p>
      <text:p text:style-name="P19">Solution Notes:</text:p>
      <text:p text:style-name="Text_20_body"/>
      <text:p text:style-name="P27">intiialise an empty stack, then loop through all tokens checking if it is a math operation, if not just append that value as an integer.</text:p>
      <text:p text:style-name="Text_20_body"/>
      <text:p text:style-name="P27">Depending on the operator if it is add or multply just pop the stack twice and add them together before appending back to the stack.</text:p>
      <text:p text:style-name="Text_20_body"/>
      <text:p text:style-name="P27">Otherwise for subtraction and division take num2 and divide/subtract from num1 and append it back to the stack.</text:p>
      <text:p text:style-name="Text_20_body"/>
      <text:p text:style-name="P27">You can either do this via some if statements or by creating a dictionary of operators and their corresponding operations eg num1 + num2.</text:p>
      <text:p text:style-name="Text_20_body"/>
      <text:p text:style-name="P27">This results in the stack only having one element so you just have to do return the first element.</text:p>
      <text:p text:style-name="Text_20_body"/>
      <text:h text:style-name="P10" text:outline-level="4"/>
      <text:h text:style-name="P11" text:outline-level="4">Generate_parenthesis</text:h>
      <text:p text:style-name="P38"><text:span text:style-name="T3">Link:</text:span><text:a xlink:type="simple" xlink:href="https://leetcode.com/problems/generate-parentheses/description/" text:style-name="Internet_20_link" text:visited-style-name="Visited_20_Internet_20_Link"><text:span text:style-name="T24">https://leetcode.com/problems/generate-parentheses/description/</text:span></text:a></text:p>
      <text:p text:style-name="P38"><text:span text:style-name="T3">Status: </text:span><text:span text:style-name="T5">Success</text:span></text:p>
      <text:p text:style-name="P38"><text:span text:style-name="T3">Time Taken:</text:span><text:span text:style-name="T17"> </text:span><text:span text:style-name="T5">30min so close to success but had to google the solution in the end.</text:span></text:p>
      <text:p text:style-name="P38"><text:span text:style-name="T3">Time Complexity: </text:span><text:span text:style-name="T5">O(4N/Sqrt(N))</text:span></text:p>
      <text:p text:style-name="P38"><text:span text:style-name="T3">Space Complexity: </text:span><text:span text:style-name="T5">O(n)</text:span></text:p>
      <text:p text:style-name="P38"><text:span text:style-name="T3">Date: </text:span><text:span text:style-name="T5">3rd</text:span><text:span text:style-name="T17"> </text:span><text:span text:style-name="T5">October 2025</text:span></text:p>
      <text:p text:style-name="P19">Solution Notes:</text:p>
      <text:p text:style-name="Text_20_body"/>
      <text:p text:style-name="P27">the solution is to create a backtracking alg with a temp stack, which generaates a result and appends it to a res array.</text:p>
      <text:p text:style-name="Text_20_body"/>
      <text:p text:style-name="P27">This works by initailsing the current number of open and closed brackets as zero, with the </text:p>
      <text:p text:style-name="P27">exit case being converting the stack into a string before appending it to res, when open brackets and close brackets == n (the number of brackets used (3 open and 3 closed)).</text:p>
      <text:p text:style-name="Text_20_body"/>
      <text:p text:style-name="P27">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27">Within every if statement, it recursively calls the function until the ending case is reached, in which case it starts popping from the stack to try different solutions.</text:p>
      <text:p text:style-name="Text_20_body"/>
      <text:h text:style-name="P8" text:outline-level="3"/>
      <text:h text:style-name="P9" text:outline-level="3">Hard</text:h>
      <text:h text:style-name="P34" text:outline-level="4"><text:span text:style-name="T1">Largest_rectangle_in_histogram</text:span><text:span text:style-name="T17"> </text:span></text:h>
      <text:p text:style-name="P38"><text:span text:style-name="T3">Link:</text:span><text:a xlink:type="simple" xlink:href="https://leetcode.com/problems/largest-rectangle-in-histogram/description/" text:style-name="Internet_20_link" text:visited-style-name="Visited_20_Internet_20_Link"><text:span text:style-name="T24">https://leetcode.com/problems/largest-rectangle-in-histogram/description/</text:span></text:a></text:p>
      <text:p text:style-name="P38"><text:span text:style-name="T3">Status: </text:span><text:span text:style-name="T5">Failed but kind of got it now</text:span></text:p>
      <text:p text:style-name="P38"><text:span text:style-name="T3">Time Taken: </text:span><text:span text:style-name="T5">30min</text:span></text:p>
      <text:p text:style-name="P38"><text:span text:style-name="T3">Time Complexity: </text:span><text:span text:style-name="T5">O(n log n)</text:span></text:p>
      <text:p text:style-name="P38"><text:span text:style-name="T3">Space Complexity:</text:span><text:span text:style-name="T17"> </text:span><text:span text:style-name="T5">O(n)</text:span></text:p>
      <text:p text:style-name="P38"><text:span text:style-name="T3">Date:</text:span><text:span text:style-name="T17"> </text:span><text:span text:style-name="T5">5th</text:span><text:span text:style-name="T17"> </text:span><text:span text:style-name="T5">October 2025</text:span></text:p>
      <text:p text:style-name="P19">Solution Notes:</text:p>
      <text:p text:style-name="P19">High level overview</text:p>
      <text:p text:style-name="P27">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27">This allows you to compute the area for the rectangle formed by the popped height. For example, if you have an array like [2, 2, 2, 1], once you reach 1, you pop the three 2s and calculate the area as 2 * 3 = 6, which would be the largest area in that case.</text:p>
      <text:p text:style-name="P19"><text:span text:style-name="T38">First </text:span>Approach: Appending 0 at the end of each stack</text:p>
      <text:p text:style-name="Text_20_body"/>
      <text:p text:style-name="P27">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27">We initialize a variable max_height to keep track of the maximum area found, and an empty stack to store indices. Then, we iterate over the heights array using enumerate to get both index i and height h.</text:p>
      <text:p text:style-name="Text_20_body"/>
      <text:p text:style-name="P27">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27">Finally, we return max_height as the result.</text:p>
      <text:p text:style-name="P37"><text:soft-page-break/><text:span text:style-name="T5"><text:line-break/></text:span><text:span text:style-name="T3">Second Approach: Two-Pass Stack Solution</text:span></text:p>
      <text:p text:style-name="P27">In this approach, we again initialize max_height and an empty stack. As we iterate through the heights with enumerate, we also initialize a start variable set to the current index i.</text:p>
      <text:p text:style-name="Text_20_body"/>
      <text:p text:style-name="P27">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27">After exiting the while loop, we append the tuple (start, h) to the stack. This helps handle rectangles that span multiple indices with the same height.</text:p>
      <text:p text:style-name="Text_20_body"/>
      <text:p text:style-name="P27">Once the first pass is done, we process any remaining items in the stack with a second loop. For each stored (index, height), we calculate the width as len(heights) - index, then update max_height accordingly.</text:p>
      <text:p text:style-name="Text_20_body"/>
      <text:p text:style-name="P27">Finally, we return max_height.</text:p>
      <text:h text:style-name="P4" text:outline-level="2"/>
      <text:h text:style-name="P5" text:outline-level="2">Binary_Search</text:h>
      <text:h text:style-name="P8" text:outline-level="3">Easy </text:h>
      <text:h text:style-name="P34" text:outline-level="4"><text:span text:style-name="T1">Binary_search</text:span><text:span text:style-name="T17"> </text:span></text:h>
      <text:p text:style-name="P38"><text:span text:style-name="T3">Link:</text:span><text:a xlink:type="simple" xlink:href="https://leetcode.com/problems/binary-search/description/" text:style-name="Internet_20_link" text:visited-style-name="Visited_20_Internet_20_Link"><text:span text:style-name="T24">https://leetcode.com/problems/binary-search/description/</text:span></text:a></text:p>
      <text:p text:style-name="P38"><text:span text:style-name="T3">Status: </text:span><text:span text:style-name="T5">success</text:span></text:p>
      <text:p text:style-name="P38"><text:span text:style-name="T3">Time Taken:</text:span><text:span text:style-name="T17"> </text:span><text:span text:style-name="T5">10min</text:span></text:p>
      <text:p text:style-name="P38"><text:span text:style-name="T3">Time Complexity:</text:span><text:span text:style-name="T17"> </text:span><text:span text:style-name="T5">O( log n )</text:span></text:p>
      <text:p text:style-name="P38"><text:span text:style-name="T3">Space Complexity: </text:span><text:span text:style-name="T5">O(1)</text:span></text:p>
      <text:p text:style-name="P38"><text:span text:style-name="T3">Date:</text:span><text:span text:style-name="T17"> </text:span><text:span text:style-name="T5">16th</text:span><text:span text:style-name="T17"> </text:span><text:span text:style-name="T5">October 2025</text:span></text:p>
      <text:p text:style-name="P19">Solution Notes:</text:p>
      <text:p text:style-name="Text_20_body"/>
      <text:p text:style-name="P27">just implement binary search, there isnt much else which is interesting about this problem</text:p>
      <text:h text:style-name="P8" text:outline-level="3"/>
      <text:h text:style-name="P9" text:outline-level="3">Medium </text:h>
      <text:h text:style-name="P10" text:outline-level="4">Search_2dmatrix </text:h>
      <text:p text:style-name="P38"><text:span text:style-name="T3">Link:</text:span><text:a xlink:type="simple" xlink:href="https://leetcode.com/problems/search-a-2d-matrix/description/" text:style-name="Internet_20_link" text:visited-style-name="Visited_20_Internet_20_Link"><text:span text:style-name="T24">https://leetcode.com/problems/search-a-2d-matrix/description/</text:span></text:a></text:p>
      <text:p text:style-name="P38"><text:span text:style-name="T3">Status: </text:span><text:span text:style-name="T5">success</text:span></text:p>
      <text:p text:style-name="P38"><text:span text:style-name="T3">Time Taken:</text:span><text:span text:style-name="T17"> </text:span><text:span text:style-name="T5">10min</text:span></text:p>
      <text:p text:style-name="P38"><text:span text:style-name="T3">Time Complexity: </text:span><text:span text:style-name="T5">O( log n * m )</text:span></text:p>
      <text:p text:style-name="P38"><text:span text:style-name="T3">Space Complexity: </text:span><text:span text:style-name="T5">O(1)</text:span></text:p>
      <text:p text:style-name="P38"><text:span text:style-name="T3">Date: </text:span><text:span text:style-name="T5">16th</text:span><text:span text:style-name="T17"> </text:span><text:span text:style-name="T5">October 2025</text:span></text:p>
      <text:p text:style-name="P19">Solution Notes:</text:p>
      <text:p text:style-name="P27">brute force is just search through entire matrix to find target, we can do better.</text:p>
      <text:p text:style-name="Text_20_body"/>
      <text:p text:style-name="P27">For a standard 1d array we just use binary search.</text:p>
      <text:p text:style-name="Text_20_body"/>
      <text:p text:style-name="P27">Since this matrix is sorted with the first element of each row being larger than the last element of the previous row like</text:p>
      <text:p text:style-name="P27">[1,3,5,7]</text:p>
      <text:p text:style-name="P27">[10,11,16,20]</text:p>
      <text:p text:style-name="P27">[23,30,34,60]</text:p>
      <text:p text:style-name="Text_20_body"/>
      <text:p text:style-name="P27">we can conceptualise that we are just doing a binary search on a 1D array. Of</text:p>
      <text:p text:style-name="P27">[1, 3, 5, 7, 10, 11, 16, 20, 23, 30, 34, 60]</text:p>
      <text:p text:style-name="Text_20_body"/>
      <text:p text:style-name="P27">To do this first we initialise ROWS = length of the matrix and COLS to equal the length of one column in the matrix, because all cols and rows are the same size. Like matrix[0] in this case it is both 4</text:p>
      <text:p text:style-name="Text_20_body"/>
      <text:p text:style-name="P27">then we set l = 0 and r = to be final position in this conceptual 1d array which is ROWS * COLS – 1</text:p>
      <text:p text:style-name="Text_20_body"/>
      <text:p text:style-name="P27">we can then find the mid point using the standard formula</text:p>
      <text:p text:style-name="P27">here is the interested bit because the midpoint is the middle of a flattend matrix we need to convert it back into rows and cols so we don’t have to bother with transforming the matrix, </text:p>
      <text:p text:style-name="Text_20_body"/>
      <text:p text:style-name="P27">this is done for the rows by integer division by cols and the for cols it is the mid point the % cols</text:p>
      <text:p text:style-name="Text_20_body"/>
      <text:p text:style-name="P27">so the mid = 5</text:p>
      <text:p text:style-name="P27">rows = 5 // 4 = 1</text:p>
      <text:p text:style-name="P27"><text:soft-page-break/>cols = 5 % 4 = 1</text:p>
      <text:p text:style-name="Text_20_body"/>
      <text:p text:style-name="P27">so the mid point index is at row 1, col 1. and can be accessed by matrix[row][col]</text:p>
      <text:p text:style-name="Text_20_body"/>
      <text:p text:style-name="P27">eg:</text:p>
      <text:p text:style-name="P27">we then do the standard binary search logic to update the midpoint or return True if the target is found, else we return False.</text:p>
      <text:p text:style-name="P46"><text:line-break/></text:p>
      <text:p text:style-name="P13">Search_2dmatrix </text:p>
      <text:p text:style-name="P39"><text:span text:style-name="T3">Link:</text:span><text:span text:style-name="T24">https://leetcode.com/problems/koko-eating-bananas/description/ </text:span></text:p>
      <text:p text:style-name="P39"><text:span text:style-name="T3">Status: </text:span><text:span text:style-name="T5">success</text:span></text:p>
      <text:p text:style-name="P39"><text:span text:style-name="T3">Time Taken:</text:span><text:span text:style-name="T17"> </text:span><text:span text:style-name="T5">10min</text:span></text:p>
      <text:p text:style-name="P39"><text:span text:style-name="T3">Time Complexity: </text:span><text:span text:style-name="T5">O( log n )</text:span></text:p>
      <text:p text:style-name="P39"><text:span text:style-name="T3">Space Complexity: </text:span><text:span text:style-name="T5">O(1)</text:span></text:p>
      <text:p text:style-name="P39"><text:span text:style-name="T3">Date: </text:span><text:span text:style-name="T5">16th</text:span><text:span text:style-name="T17"> </text:span><text:span text:style-name="T5">October 2025</text:span></text:p>
      <text:p text:style-name="P20">Solution Notes:</text:p>
      <text:p text:style-name="P29">key concepts we need to find the speed that koko needs to eat the bananas, so he eats all of them in under the given time limit in hours. </text:p>
      <text:p text:style-name="P29"/>
      <text:p text:style-name="P29">To calculate how long it takes koko to eat each banana it is the # bananas in pile / current_eating_speed, which is the speed for each pile, to get all the piles just sum them together. </text:p>
      <text:p text:style-name="P29"/>
      <text:p text:style-name="P30">The brute force approach is to set the speed to 1, calculate how long it will take to eat all of the piles if it is &lt; the hours given, return it, else increment it and repeat, this will be linear time. </text:p>
      <text:p text:style-name="P30"/>
      <text:p text:style-name="P30">But there is a better way by using binary search to change the speed variable so we initialilse the low speed as 1 and max speed as the max in piles (almost certainily eating all piles in time). </text:p>
      <text:p text:style-name="P30"/>
      <text:p text:style-name="P30">Then while low_speed &lt;= max_speed: </text:p>
      <text:p text:style-name="P30">set guess speed in the same way you find the middle. </text:p>
      <text:p text:style-name="P30"/>
      <text:p text:style-name="P30">Then initialise a total time variable to zero, before iterating through all piles and calculating the time to eat each pile by doing pile / speed (always rounding up, because <text:span text:style-name="T39">you can eat one pile per hour</text:span>)</text:p>
      <text:p text:style-name="P31">eg: </text:p>
      <text:p text:style-name="P31">A pile has 10 bananas</text:p>
      <text:list xml:id="list1723420140" text:style-name="L7">
        <text:list-item>
          <text:p text:style-name="P62">Speed is 3 bananas/hour</text:p>
        </text:list-item>
      </text:list>
      <text:p text:style-name="Text_20_body"><text:span text:style-name="Strong_20_Emphasis">How many hours</text:span> does it take to finish that pile?</text:p>
      <text:list xml:id="list1394833130" text:style-name="L8">
        <text:list-item>
          <text:p text:style-name="P63">She eats 3 bananas in hour 1 → 7 left</text:p>
        </text:list-item>
        <text:list-item>
          <text:p text:style-name="P63">Eats 3 in hour 2 → 4 left</text:p>
        </text:list-item>
        <text:list-item>
          <text:p text:style-name="P63">Eats 3 in hour 3 → 1 left</text:p>
        </text:list-item>
        <text:list-item>
          <text:p text:style-name="P63">Eats 1 in hour 4 → done</text:p>
        </text:list-item>
      </text:list>
      <text:p text:style-name="P31">ceil(10 / 3) = 4, if it was a decimal it implies koko could eat more piles in one hour. </text:p>
      <text:p text:style-name="P31"/>
      <text:p text:style-name="P31">Then if total time &gt; hours put l = speed + 1</text:p>
      <text:p text:style-name="P31">else if total time &lt;= hours store to res = speed, and r = speed – 1 <text:span text:style-name="T40">(to look for smaller speeds to see if they work), before returning res (which will store the minimum speed to eat all piles)</text:span></text:p>
      <text:p text:style-name="P31"/>
      <text:p text:style-name="P14">Find Minimum in Rotated Sorted Array</text:p>
      <text:p text:style-name="P40"><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4"> </text:span></text:p>
      <text:p text:style-name="P40"><text:span text:style-name="T3">Status: </text:span><text:span text:style-name="T5">success </text:span><text:span text:style-name="T6">with concept struggle with implementation </text:span></text:p>
      <text:p text:style-name="P40"><text:span text:style-name="T3">Time Taken:</text:span><text:span text:style-name="T17"> </text:span><text:span text:style-name="T18">30</text:span><text:span text:style-name="T5">min</text:span></text:p>
      <text:p text:style-name="P40"><text:span text:style-name="T3">Time Complexity: </text:span><text:span text:style-name="T5">O( log n )</text:span></text:p>
      <text:p text:style-name="P40"><text:span text:style-name="T3">Space Complexity: </text:span><text:span text:style-name="T5">O(1)</text:span></text:p>
      <text:p text:style-name="P40"><text:span text:style-name="T3">Date: </text:span><text:span text:style-name="T7">23</text:span><text:span text:style-name="T6">rd</text:span><text:span text:style-name="T17"> </text:span><text:span text:style-name="T5">October 2025</text:span></text:p>
      <text:p text:style-name="P21">Solution Notes:</text:p>
      <text:p text:style-name="P40"><text:span text:style-name="T21">basically we have to find the minimum element in a rotated sorted array so </text:span><text:span text:style-name="Source_20_Text"><text:span text:style-name="T41">[0,1,2,4,5,6,7] → [4,5,6,7,0,1,2], </text:span></text:span><text:span text:style-name="Source_20_Text"><text:span text:style-name="T42">(although this is irrelevant for the problem). </text:span></text:span></text:p>
      <text:p text:style-name="P40"><text:span text:style-name="Source_20_Text"><text:span text:style-name="T42"/></text:span></text:p>
      <text:p text:style-name="P40"><text:span text:style-name="Source_20_Text"><text:span text:style-name="T42">The O(n) solution is to initialise one element as the smallest, then loop through the array if a smaller element is found update that variable and then return it. </text:span></text:span></text:p>
      <text:p text:style-name="P40"><text:span text:style-name="Source_20_Text"><text:span text:style-name="T42"/></text:span></text:p>
      <text:p text:style-name="P40"><text:span text:style-name="Source_20_Text"><text:span text:style-name="T42">The O(log n) involves using a binary search, but noticing in the above [4,5,6,7,0,1,2] that the middle element will either be less than or greater than the elements on both the left and right side</text:span></text:span></text:p>
      <text:p text:style-name="P40"><text:span text:style-name="Source_20_Text"><text:span text:style-name="T42"/></text:span></text:p>
      <text:p text:style-name="P40"><text:span text:style-name="Source_20_Text"><text:span text:style-name="T42">so we initialise a l and r pointer and res to any element in the array like standard then loop while l &lt;= r, if first elemetn &lt; last element we set res to the minimum of </text:span></text:span><text:span text:style-name="Source_20_Text"><text:span text:style-name="T43">res or nums[l], which essentially checks if this region of the array is already sorted, then the furthest left element will most likely be the smallest and we can then break out of it. </text:span></text:span></text:p>
      <text:p text:style-name="P40"><text:span text:style-name="Source_20_Text"><text:span text:style-name="T43"/></text:span></text:p>
      <text:p text:style-name="P41"><text:span text:style-name="Source_20_Text"><text:span text:style-name="T43">Else we set the middle point like standard before setting res to the minium of res or nums[middle]. </text:span></text:span></text:p>
      <text:p text:style-name="P41"><text:span text:style-name="Source_20_Text"><text:span text:style-name="T43"/></text:span></text:p>
      <text:p text:style-name="P41"><text:span text:style-name="Source_20_Text"><text:span text:style-name="T43">Then if nums[mid] is greater than nums[l] then we know that the right side or including the middle will have the minimum value, hence we update the l = mid + 1, else it is vice versa so nums[middle] <text:s text:c="2"/>&gt;</text:span></text:span><text:span text:style-name="Source_20_Text"><text:span text:style-name="T44">= r meaning that the minimum value will be on the left side including middle of the array. </text:span></text:span></text:p>
      <text:p text:style-name="P41"><text:span text:style-name="Source_20_Text"><text:span text:style-name="T44"/></text:span></text:p>
      <text:p text:style-name="P42"><text:span text:style-name="Source_20_Text"><text:span text:style-name="T44">Then after completing the while loop just return the res. </text:span></text:span></text:p>
      <text:p text:style-name="P15">Find <text:span text:style-name="T45">Target</text:span> in Rotated Sorted Array</text:p>
      <text:p text:style-name="P43"><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4"> </text:span></text:p>
      <text:p text:style-name="P43"><text:span text:style-name="T3">Status: </text:span><text:span text:style-name="T5">succes</text:span><text:span text:style-name="T12">sish had to google </text:span></text:p>
      <text:p text:style-name="P43"><text:span text:style-name="T3">Time Taken:</text:span><text:span text:style-name="T17"> </text:span><text:span text:style-name="T18">30</text:span><text:span text:style-name="T5">min</text:span></text:p>
      <text:p text:style-name="P43"><text:span text:style-name="T3">Time Complexity: </text:span><text:span text:style-name="T5">O( log n )</text:span></text:p>
      <text:p text:style-name="P43"><text:span text:style-name="T3">Space Complexity: </text:span><text:span text:style-name="T5">O(1)</text:span></text:p>
      <text:p text:style-name="P43"><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2"> </text:span></text:span><text:span text:style-name="Source_20_Text"><text:span text:style-name="T10">October 2025</text:span></text:span></text:p>
      <text:p text:style-name="P22"><text:span text:style-name="Source_20_Text"><text:span text:style-name="T28">Solution Notes:</text:span></text:span></text:p>
      <text:p text:style-name="P22"><text:span text:style-name="Source_20_Text"><text:span text:style-name="T31">the brute force solution is just to search through the entire array until you find a the target. </text:span></text:span></text:p>
      <text:p text:style-name="P22"><text:span text:style-name="Source_20_Text"><text:span text:style-name="T31"/></text:span></text:p>
      <text:p text:style-name="P22"><text:span text:style-name="Source_20_Text"><text:span text:style-name="T31">If this was sorted it would just be a standard binary search, but since it is rotated but was originally sorted it can still be used using a binary search. </text:span></text:span></text:p>
      <text:p text:style-name="P22"><text:span text:style-name="Source_20_Text"><text:span text:style-name="T31"/></text:span></text:p>
      <text:p text:style-name="P22"><text:span text:style-name="Source_20_Text"><text:span text:style-name="T31">Firstly do if the target value == nums[mid] just return the index. </text:span></text:span></text:p>
      <text:p text:style-name="P22"><text:span text:style-name="Source_20_Text"><text:span text:style-name="T31"/></text:span></text:p>
      <text:p text:style-name="P22"><text:span text:style-name="Source_20_Text"><text:span text:style-name="T31">Next we need to check if the left or right side of the array is sorted by comparing the value at nums[l] &lt;= nums[mid] then the left side is sorted. </text:span></text:span></text:p>
      <text:p text:style-name="P22"><text:span text:style-name="Source_20_Text"><text:span text:style-name="T31">Then we can compare to see if the target value is greater than nums[l], but less nums[mid] then the value has to be on the further left so the r = mid – 1, else it must be on the right side so we put l = mid + 1</text:span></text:span></text:p>
      <text:p text:style-name="P22"><text:span text:style-name="Source_20_Text"><text:span text:style-name="T31"/></text:span></text:p>
      <text:p text:style-name="P22"><text:span text:style-name="Source_20_Text"><text:span text:style-name="T31">this is repeated for if the right side is sorted but it is comparing if the nums[mid] &lt; target &lt;= r: then it must be on the right side therefore l = mid + 1, otherwise it is on the left side of the array, r = mid – 1</text:span></text:span></text:p>
      <text:p text:style-name="P22"><text:span text:style-name="Source_20_Text"><text:span text:style-name="T31"/></text:span></text:p>
      <text:p text:style-name="P22"><text:span text:style-name="Source_20_Text"><text:span text:style-name="T31">this will either result in the target being found at the new mid point, therefore return that index else just return -1 to indicate that it wasn’t found</text:span></text:span></text:p>
      <text:p text:style-name="P16">Time Based Key-Value Store</text:p>
      <text:p text:style-name="P44"><text:span text:style-name="T3">Link:</text:span><text:span text:style-name="T24">https://leetcode.com/problems/time-based-key-value-store/description/</text:span></text:p>
      <text:p text:style-name="P44"><text:span text:style-name="T3">Status: </text:span><text:span text:style-name="T5">succes</text:span><text:span text:style-name="T12">sish had to google </text:span><text:span text:style-name="T13">for syntax</text:span></text:p>
      <text:p text:style-name="P44"><text:span text:style-name="T3">Time Taken:</text:span><text:span text:style-name="T17"> </text:span><text:span text:style-name="T19">40</text:span><text:span text:style-name="T5">min</text:span></text:p>
      <text:p text:style-name="P44"><text:span text:style-name="T3">Time Complexity: </text:span><text:span text:style-name="T5">O(1)for set() and O (logn) for get().</text:span></text:p>
      <text:p text:style-name="P44"><text:span text:style-name="T3">Space Complexity: </text:span><text:span text:style-name="T5">O(m∗n) </text:span><text:span text:style-name="T13">where n is total numbers of vals associated with total keys m</text:span></text:p>
      <text:p text:style-name="P44"><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2"> </text:span></text:span><text:span text:style-name="Source_20_Text"><text:span text:style-name="T10">October 2025</text:span></text:span></text:p>
      <text:p text:style-name="P23"><text:span text:style-name="Source_20_Text"><text:span text:style-name="T28">Solution Notes:</text:span></text:span></text:p>
      <text:p text:style-name="P23"><text:span text:style-name="Source_20_Text"><text:span text:style-name="T32">overview of problem is to complete the functions called set and get. </text:span></text:span></text:p>
      <text:p text:style-name="P23"><text:span text:style-name="Source_20_Text"><text:span text:style-name="T32"/></text:span></text:p>
      <text:p text:style-name="P23"><text:span text:style-name="Source_20_Text"><text:span text:style-name="T32">The set takes in a key, string and timestamp, therefore because there is a key the best data structure is a hashmap, with the string and timestamp stored as a array. </text:span></text:span></text:p>
      <text:p text:style-name="P23"><text:span text:style-name="Source_20_Text"><text:span text:style-name="T32"/></text:span></text:p>
      <text:p text:style-name="P23"><text:span text:style-name="Source_20_Text"><text:span text:style-name="T32">Then for the get function it is to get (for the corresponding key) a value added before the given timestamp so it returns the previous values assoiciated with set as long as the stored time stamp &lt;= then the given time stamp. </text:span></text:span></text:p>
      <text:p text:style-name="P23"><text:span text:style-name="Source_20_Text"><text:span text:style-name="T32"/></text:span></text:p>
      <text:p text:style-name="P23"><text:span text:style-name="Source_20_Text"><text:span text:style-name="T32">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23"><text:span text:style-name="Source_20_Text"><text:span text:style-name="T32"/></text:span></text:p>
      <text:p text:style-name="P23"><text:span text:style-name="Source_20_Text"><text:span text:style-name="T32">Since that each timestamp is guruntaeed to be in sorted order because it is always increasing we can use a binary search. </text:span></text:span></text:p>
      <text:p text:style-name="P23"><text:span text:style-name="Source_20_Text"><text:span text:style-name="T32"/></text:span></text:p>
      <text:p text:style-name="P23"><text:span text:style-name="Source_20_Text"><text:span text:style-name="T32">Firstly check if the key exists in the hashmap else you can just return “”, else set get the entrie values into an array of arrays for that key, then intialise l and r. and a res = “”. </text:span></text:span></text:p>
      <text:p text:style-name="P23"><text:span text:style-name="Source_20_Text"><text:span text:style-name="T32"/></text:span></text:p>
      <text:p text:style-name="P23"><text:span text:style-name="Source_20_Text"><text:span text:style-name="T32">then while l &lt;= r, get the mid point, extract the val and time stamp from entries like so, val, ts = entries[mid]. </text:span></text:span></text:p>
      <text:p text:style-name="P23"><text:span text:style-name="Source_20_Text"><text:span text:style-name="T32">If ts &lt;= timestamp: set res = val, and increment l = mid + 1, to see if there is any value which was added later but still less than timestamp, else the timestamp is too big, and we need to update r = mid – 1. </text:span></text:span></text:p>
      <text:p text:style-name="P23"><text:span text:style-name="Source_20_Text"><text:span text:style-name="T32"/></text:span></text:p>
      <text:p text:style-name="P23"><text:span text:style-name="Source_20_Text"><text:span text:style-name="T32">then return res if there is a value else just return “”</text:span></text:span></text:p>
      <text:p text:style-name="P17">Median of Two Sorted Arrays</text:p>
      <text:p text:style-name="P45"><text:span text:style-name="T3">Link:</text:span><text:a xlink:type="simple" xlink:href="https://leetcode.com/problems/median-of-two-sorted-arrays/" text:style-name="Internet_20_link" text:visited-style-name="Visited_20_Internet_20_Link">https://leetcode.com/problems/median-of-two-sorted-arrays/</text:a><text:span text:style-name="T24"> </text:span></text:p>
      <text:p text:style-name="P45"><text:span text:style-name="T3">Status: </text:span><text:span text:style-name="T14">success for brute force google for most efficient</text:span></text:p>
      <text:p text:style-name="P45"><text:span text:style-name="T3">Time Taken:</text:span><text:span text:style-name="T17"> </text:span><text:span text:style-name="T19">40</text:span><text:span text:style-name="T5">min</text:span></text:p>
      <text:p text:style-name="P45"><text:span text:style-name="T3">Time Complexity: </text:span><text:span text:style-name="T5">O((n+m) * log(n+m)) </text:span><text:span text:style-name="T14">brute force, O(log(min(n,m))) binary search</text:span></text:p>
      <text:p text:style-name="P45"><text:span text:style-name="T3">Space Complexity: </text:span><text:span text:style-name="T5">O(m∗n) </text:span><text:span text:style-name="Source_20_Text"><text:span text:style-name="T11">brute force O(1) binary search</text:span></text:span></text:p>
      <text:p text:style-name="P24"><text:span text:style-name="Source_20_Text"><text:span text:style-name="T28">Solution Notes:</text:span></text:span></text:p>
      <text:p text:style-name="P24"><text:span text:style-name="Source_20_Text"><text:span text:style-name="T33">brute force solution is simple just append the two arrays together then sort them. To calculate the median if the len of the new merged array is odd just take the middle element otherwise, just find the average of the two middle elements. </text:span></text:span></text:p>
      <text:p text:style-name="P24"><text:span text:style-name="Source_20_Text"><text:span text:style-name="T33"/></text:span></text:p>
      <text:p text:style-name="P24"><text:span text:style-name="Source_20_Text"><text:span text:style-name="T33">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24"><text:span text:style-name="Source_20_Text"><text:span text:style-name="T33"/></text:span></text:p>
      <text:p text:style-name="P24"><text:span text:style-name="Source_20_Text"><text:span text:style-name="T33">So to do this firstly </text:span></text:span><text:span text:style-name="Source_20_Text"><text:span text:style-name="T34">get the total length of the both the arrays, then find the the mid point rounded down, representing the end of the max length of the left partition. </text:span></text:span></text:p>
      <text:p text:style-name="P24"><text:span text:style-name="Source_20_Text"><text:span text:style-name="T34"/></text:span></text:p>
      <text:p text:style-name="P25"><text:span text:style-name="Source_20_Text"><text:span text:style-name="T34">Then to make sure binary search is the most effi8cient, we can see if the nums2 &lt; num1 else swap them. </text:span></text:span></text:p>
      <text:p text:style-name="P25"><text:span text:style-name="Source_20_Text"><text:span text:style-name="T34"/></text:span></text:p>
      <text:p text:style-name="P25"><text:span text:style-name="Source_20_Text"><text:span text:style-name="T34">Then while true </text:span></text:span></text:p>
      <text:p text:style-name="P25"><text:span text:style-name="Source_20_Text"><text:span text:style-name="T34">we initial the mid point to be the size of ls partion, and right to be half – ls partion length – 2. </text:span></text:span></text:p>
      <text:p text:style-name="P26"><text:span text:style-name="Source_20_Text"><text:span text:style-name="T35"/></text:span></text:p>
      <text:p text:style-name="P26"><text:span text:style-name="Source_20_Text"><text:span text:style-name="T35">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26"><text:span text:style-name="Source_20_Text"><text:span text:style-name="T35"/></text:span></text:p>
      <text:p text:style-name="P26"><text:span text:style-name="Source_20_Text"><text:span text:style-name="T35">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26"><text:span text:style-name="Source_20_Text"><text:span text:style-name="T35"/></text:span></text:p>
      <text:p text:style-name="P26"><text:span text:style-name="Source_20_Text"><text:span text:style-name="T35">Else it is odd then we haf to the retern the max of nums1 or nums2 left add to the min nums1 righyt and num2 right / 2. </text:span></text:span></text:p>
      <text:p text:style-name="P26"><text:span text:style-name="Source_20_Text"><text:span text:style-name="T35"/></text:span></text:p>
      <text:p text:style-name="P26"><text:span text:style-name="Source_20_Text"><text:span text:style-name="T35">else if nums1left &gt; nums2 right the partitions are incorrect (left is bigger than right), the r = I – 1, else if nums2 left &gt; nums1 right, a left half is too small and we need to move right. </text:span></text:span></text:p>
      <text:h text:style-name="P47" text:outline-level="2">Sliding Window</text:h>
      <text:h text:style-name="P51" text:outline-level="3"><text:span text:style-name="Source_20_Text"><text:span text:style-name="T16">Easy</text:span></text:span></text:h>
      <text:p text:style-name="P61">Best Time to Buy and Sell Stock</text:p>
      <text:p text:style-name="P64"><text:span text:style-name="T3">Link:</text:span><text:span text:style-name="T24">https://leetcode.com/problems/best-time-to-buy-and-sell-stock/description/</text:span></text:p>
      <text:p text:style-name="P64"><text:span text:style-name="T3">Status: </text:span><text:span text:style-name="T14">success</text:span></text:p>
      <text:p text:style-name="P64"><text:span text:style-name="T3">Time Taken:</text:span><text:span text:style-name="T17"> </text:span><text:span text:style-name="T20">2</text:span><text:span text:style-name="T19">0</text:span><text:span text:style-name="T5">min</text:span></text:p>
      <text:p text:style-name="P64"><text:span text:style-name="T3">Time Complexity:</text:span><text:span text:style-name="T14"> </text:span><text:span text:style-name="T15">O(n)</text:span></text:p>
      <text:p text:style-name="P64"><text:span text:style-name="T3">Space Complexity: </text:span><text:span text:style-name="T15">O(1)</text:span></text:p>
      <text:p text:style-name="P59"><text:span text:style-name="Source_20_Text"><text:span text:style-name="T28">Solution Notes:</text:span></text:span></text:p>
      <text:p text:style-name="P60"><text:span text:style-name="Source_20_Text"><text:span text:style-name="T36">brute force solution is simple, for every element calculate the profit for every other element and store it in max profit, and then move onto the next element, until the end of the array which will be O(n^2)</text:span></text:span></text:p>
      <text:p text:style-name="P60"><text:span text:style-name="Source_20_Text"><text:span text:style-name="T36"/></text:span></text:p>
      <text:p text:style-name="P60"><text:span text:style-name="Source_20_Text"><text:span text:style-name="T36">The O(n) solution is to use a dynamic sliding window, where initialise the left side of it and adjust the right side comparing the profit values to see which one is best. </text:span></text:span></text:p>
      <text:p text:style-name="P60"><text:span text:style-name="Source_20_Text"><text:span text:style-name="T36"/></text:span></text:p>
      <text:p text:style-name="P60"><text:span text:style-name="Source_20_Text"><text:span text:style-name="T36">There is two ways to do this: </text:span></text:span></text:p>
      <text:p text:style-name="P60"><text:span text:style-name="Source_20_Text"><text:span text:style-name="T36">the first way is similar to two pointers, initialisng l and r to 0 and 1, with a max profit at 0. </text:span></text:span></text:p>
      <text:p text:style-name="P60"><text:span text:style-name="Source_20_Text"><text:span text:style-name="T36"/></text:span></text:p>
      <text:p text:style-name="P60"><text:span text:style-name="Source_20_Text"><text:span text:style-name="T36">while r &lt; len(prices) check if price l &lt; price r (meaning we have some profit) then we calculate this by doing price r – price l. then we set this to max profit it is bigger than the previous stored value. </text:span></text:span></text:p>
      <text:p text:style-name="P60"><text:span text:style-name="Source_20_Text"><text:span text:style-name="T36"/></text:span></text:p>
      <text:p text:style-name="P60"><text:span text:style-name="Source_20_Text"><text:span text:style-name="T36">Else r is less than l and we have now calculated all profits possiblites for that window, then we need to move l to r by doing l = r. </text:span></text:span></text:p>
      <text:p text:style-name="P60"><text:span text:style-name="Source_20_Text"><text:span text:style-name="T36"/></text:span></text:p>
      <text:p text:style-name="P60"><text:span text:style-name="Source_20_Text"><text:span text:style-name="T36">after that in every iteration we increment r by 1, to extend the sliding window. </text:span></text:span></text:p>
      <text:p text:style-name="P60"><text:span text:style-name="Source_20_Text"><text:span text:style-name="T36"/></text:span></text:p>
      <text:p text:style-name="P60"><text:span text:style-name="Source_20_Text"><text:span text:style-name="T36">The second way, is to initialise a max profit and the current min_price to buy the stock at zero and either infinity, or the price[0] </text:span></text:span></text:p>
      <text:p text:style-name="P60"><text:span text:style-name="Source_20_Text"><text:span text:style-name="T36"/></text:span></text:p>
      <text:p text:style-name="P60"><text:span text:style-name="Source_20_Text"><text:span text:style-name="T36">the for price in prices, we calculate the profit by doing price – min buy </text:span></text:span></text:p>
      <text:p text:style-name="P60"><text:span text:style-name="Source_20_Text"><text:span text:style-name="T36">then update the max profit by doing max(max_profit, profit) </text:span></text:span></text:p>
      <text:p text:style-name="P60"><text:span text:style-name="Source_20_Text"><text:span text:style-name="T36"/></text:span></text:p>
      <text:p text:style-name="P60"><text:span text:style-name="Source_20_Text"><text:span text:style-name="T36">we then update min_buy to the minimum of min_buy and price, always ensuring that we are getting the profit between the smallest buy price and a the current price. </text:span></text:span></text:p>
      <text:p text:style-name="P60"><text:span text:style-name="Source_20_Text"><text:span text:style-name="T36"/></text:span></text:p>
      <text:h text:style-name="P50" text:outline-level="3"><text:span text:style-name="Source_20_Text"><text:span text:style-name="T30"/></text:span></text:h>
      <text:h text:style-name="P49" text:outline-level="3"><text:span text:style-name="Source_20_Text"><text:span text:style-name="T29">Medium</text:span></text:span></text:h>
      <text:h text:style-name="P48" text:outline-level="3"><text:span text:style-name="Source_20_Text"><text:span text:style-name="T29">Hard</text:span></text:span></text:h>
      <text:p text:style-name="P23"><text:span text:style-name="Source_20_Text"><text:span text:style-name="T3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1-04T14:36:06.565854524</dc:date>
    <meta:editing-duration>PT56M52S</meta:editing-duration>
    <meta:editing-cycles>7</meta:editing-cycles>
    <meta:generator>LibreOffice/7.3.7.2$Linux_X86_64 LibreOffice_project/30$Build-2</meta:generator>
    <meta:document-statistic meta:table-count="0" meta:image-count="0" meta:object-count="0" meta:page-count="56" meta:paragraph-count="970" meta:word-count="9818" meta:character-count="59698" meta:non-whitespace-character-count="50696"/>
  </office:meta>
</office:document-meta>
</file>